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width="0.035cm" draw:stroke-linejoin="miter" draw:fill="solid" draw:fill-color="#ffffff"/>
    </style:style>
    <style:style style:name="gr2" style:family="graphic" style:parent-style-name="Default_5f_1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9.764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latex§Cell A Graphlets(S^A_{ij})§svg§600§FALSE§</svg:desc>
          <draw:polygon draw:style-name="gr1" draw:text-style-name="P1" draw:layer="layout" svg:width="4.646cm" svg:height="0.608cm" svg:x="5.005cm" svg:y="1.404cm" svg:viewBox="0 0 4647 609" draw:points="2323,609 0,609 0,0 4647,0 4647,609">
            <text:p/>
          </draw:polygon>
          <draw:path draw:style-name="gr2" draw:text-style-name="P2" draw:layer="layout" svg:width="0.3cm" svg:height="0.359cm" svg:x="5.033cm" svg:y="1.47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5.373cm" svg:y="1.59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1cm" svg:height="0.342cm" svg:x="5.593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1cm" svg:height="0.342cm" svg:x="5.729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338cm" svg:height="0.353cm" svg:x="6.028cm" svg:y="1.464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2" draw:text-style-name="P2" draw:layer="layout" svg:width="0.335cm" svg:height="0.359cm" svg:x="6.573cm" svg:y="1.47cm" svg:viewBox="0 0 336 360" svg:d="M266 318c6 10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2" draw:text-style-name="P2" draw:layer="layout" svg:width="0.166cm" svg:height="0.217cm" svg:x="6.944cm" svg:y="1.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22cm" svg:height="0.226cm" svg:x="7.143cm" svg:y="1.597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14cm" svg:x="7.381cm" svg:y="1.6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248cm" svg:height="0.342cm" svg:x="7.655cm" svg:y="1.47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1cm" svg:height="0.342cm" svg:x="7.928cm" svg:y="1.47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91cm" svg:height="0.226cm" svg:x="8.061cm" svg:y="1.59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54cm" svg:height="0.308cm" svg:x="8.276cm" svg:y="1.515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61cm" svg:height="0.226cm" svg:x="8.473cm" svg:y="1.59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15cm" svg:height="0.492cm" svg:x="8.699cm" svg:y="1.448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2" draw:text-style-name="P2" draw:layer="layout" svg:width="0.219cm" svg:height="0.359cm" svg:x="8.868cm" svg:y="1.47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2" draw:text-style-name="P2" draw:layer="layout" svg:width="0.259cm" svg:height="0.245cm" svg:x="9.133cm" svg:y="1.39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5cm" svg:height="0.233cm" svg:x="9.128cm" svg:y="1.71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2" draw:text-style-name="P2" draw:layer="layout" svg:width="0.152cm" svg:height="0.299cm" svg:x="9.252cm" svg:y="1.716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6-40 10 0 12 5 12 17 0 4-1 8-1 9z">
            <text:p/>
          </draw:path>
          <draw:path draw:style-name="gr2" draw:text-style-name="P2" draw:layer="layout" svg:width="0.115cm" svg:height="0.492cm" svg:x="9.487cm" svg:y="1.448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g>
          <svg:title>TexMaths</svg:title>
          <svg:desc>14§latex§Cell B Graphlets(S^B_{ij})§svg§600§FALSE§</svg:desc>
          <draw:polygon draw:style-name="gr1" draw:text-style-name="P1" draw:layer="layout" svg:width="4.625cm" svg:height="0.608cm" svg:x="10.943cm" svg:y="1.433cm" svg:viewBox="0 0 4626 609" draw:points="2313,609 0,609 0,0 4626,0 4626,609">
            <text:p/>
          </draw:polygon>
          <draw:path draw:style-name="gr2" draw:text-style-name="P2" draw:layer="layout" svg:width="0.3cm" svg:height="0.359cm" svg:x="10.971cm" svg:y="1.499cm" svg:viewBox="0 0 301 360" svg:d="M0 179c0 102 80 181 172 181 80 0 129-70 129-126 0-6 0-9-7-9-4 0-4 3-6 7-4 72-56 112-110 112-30 0-128-17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1.311cm" svg:y="1.62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1cm" svg:height="0.342cm" svg:x="11.531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1cm" svg:height="0.342cm" svg:x="11.667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303cm" svg:height="0.336cm" svg:x="11.969cm" svg:y="1.51cm" svg:viewBox="0 0 304 337" svg:d="M92 157v-122c0-17 0-20 24-20h62c47 0 64 42 64 69 0 31-24 73-78 73zM209 161c47-10 82-41 82-77 0-43-46-84-110-84h-181v15h11c39 0 39 6 39 24v261c0 16 0 22-39 22h-11v15h193c66 0 111-43 111-91 0-42-41-79-95-85zM178 322h-62c-24 0-24-3-24-20v-134h93c49 0 70 45 70 78 0 35-27 76-77 76z">
            <text:p/>
          </draw:path>
          <draw:path draw:style-name="gr2" draw:text-style-name="P2" draw:layer="layout" svg:width="0.335cm" svg:height="0.359cm" svg:x="12.49cm" svg:y="1.499cm" svg:viewBox="0 0 336 360" svg:d="M266 318c6 9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2" draw:text-style-name="P2" draw:layer="layout" svg:width="0.166cm" svg:height="0.217cm" svg:x="12.861cm" svg:y="1.62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22cm" svg:height="0.226cm" svg:x="13.06cm" svg:y="1.627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14cm" svg:x="13.298cm" svg:y="1.629cm" svg:viewBox="0 0 244 315" svg:d="M71 32v-32l-71 6v15c35 0 39 3 39 24v232c0 23-5 23-39 23v15c17-2 42-3 56-3 13 0 38 1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248cm" svg:height="0.342cm" svg:x="13.572cm" svg:y="1.505cm" svg:viewBox="0 0 249 343" svg:d="M39 305c0 22-5 22-39 22v16c17 0 42-2 56-2 13 0 39 2 56 2v-16c-34 0-39 0-39-22v-91c0-52 35-78 67-78 31 0 36 26 36 54v115c0 22-5 22-39 22v16c18 0 44-2 56-2 13 0 39 2 56 2v-16c-26 0-38 0-39-15v-94c0-42 0-57-15-75-7-9-23-18-52-18-42 0-63 29-72 49v-174l-71 6v15c35 0 39 3 39 28z">
            <text:p/>
          </draw:path>
          <draw:path draw:style-name="gr2" draw:text-style-name="P2" draw:layer="layout" svg:width="0.11cm" svg:height="0.342cm" svg:x="13.845cm" svg:y="1.505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91cm" svg:height="0.226cm" svg:x="13.98cm" svg:y="1.62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54cm" svg:height="0.308cm" svg:x="14.193cm" svg:y="1.54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61cm" svg:height="0.226cm" svg:x="14.39cm" svg:y="1.627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15cm" svg:height="0.492cm" svg:x="14.616cm" svg:y="1.477cm" svg:viewBox="0 0 116 493" svg:d="M116 488c0-1 0-2-10-11-61-61-77-155-77-231 0-85 19-170 80-232 7-7 7-7 7-8 0-5-3-6-5-6-6 0-51 34-80 97-25 54-31 109-31 149s6 98 32 154c31 62 73 93 79 93 2 0 5-2 5-5z">
            <text:p/>
          </draw:path>
          <draw:path draw:style-name="gr2" draw:text-style-name="P2" draw:layer="layout" svg:width="0.219cm" svg:height="0.359cm" svg:x="14.785cm" svg:y="1.499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3-79-26-29-28-30-59-30-77-2-4-5-4-6-4-7 0-7 2-7 11v99c0 8 0 13 6 13 2 0 4-2 7-7 0 0 1-2 18-28 15 16 47 35 91 35 57 0 98-49 98-104 0-49-34-89-74-99z">
            <text:p/>
          </draw:path>
          <draw:path draw:style-name="gr2" draw:text-style-name="P2" draw:layer="layout" svg:width="0.264cm" svg:height="0.236cm" svg:x="15.055cm" svg:y="1.43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5cm" svg:height="0.233cm" svg:x="15.047cm" svg:y="1.74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52cm" svg:height="0.299cm" svg:x="15.169cm" svg:y="1.745cm" svg:viewBox="0 0 153 300" svg:d="M153 13c0-6-5-13-14-13-10 0-20 10-20 20 0 5 4 12 14 12s20-8 20-19zM78 246c-5 24-23 44-44 44-5 0-9 0-13-2 10-4 13-12 13-18 0-8-7-12-14-12-12 0-20 9-20 21s14 21 35 21 62-13 71-55l33-123c0-4 1-7 1-13 0-18-17-32-38-32-38 0-60 48-60 53 0 4 4 4 6 4 4 0 4-1 7-7 8-19 26-40 47-40 9 0 11 5 11 17 0 4-1 8-1 9z">
            <text:p/>
          </draw:path>
          <draw:path draw:style-name="gr2" draw:text-style-name="P2" draw:layer="layout" svg:width="0.115cm" svg:height="0.492cm" svg:x="15.405cm" svg:y="1.477cm" svg:viewBox="0 0 116 493" svg:d="M116 246c0-37-5-98-33-154-30-60-73-92-77-92-5 0-6 1-6 6 0 1 0 1 10 11 49 49 77 127 77 229 0 86-18 172-80 234-7 6-7 7-7 8 0 3 1 5 6 5 4 0 49-34 78-96 25-54 32-109 32-151z">
            <text:p/>
          </draw:path>
        </draw:g>
        <draw:g>
          <svg:title>TexMaths</svg:title>
          <svg:desc>14§display§m^{A, B}_{ij}§svg§600§FALSE§</svg:desc>
          <draw:polygon draw:style-name="gr1" draw:text-style-name="P1" draw:layer="layout" svg:width="1.155cm" svg:height="0.675cm" svg:x="19.996cm" svg:y="1.419cm" svg:viewBox="0 0 1156 676" draw:points="578,676 0,676 0,0 1156,0 1156,676">
            <text:p/>
          </draw:polygon>
          <draw:path draw:style-name="gr2" draw:text-style-name="P2" draw:layer="layout" svg:width="0.403cm" svg:height="0.223cm" svg:x="20.01cm" svg:y="1.673cm" svg:viewBox="0 0 404 224" svg:d="M29 189c-1 8-4 20-4 22 0 9 7 13 14 13 6 0 14-4 18-14 0 0 6-24 10-36l10-45c3-10 7-21 8-32 3-9 7-24 7-26 7-15 34-60 80-60 23 0 27 18 27 35 0 11-3 25-7 41l-14 57-10 38c-1 10-6 27-6 29 0 9 7 13 14 13 16 0 19-13 23-28 7-28 25-99 29-119 2-7 28-66 81-66 21 0 27 17 27 35 0 28-21 84-31 111-4 11-6 17-6 26 0 24 17 41 41 41 46 0 64-71 64-76s-4-5-5-5c-6 0-6 1-9 10-7 25-22 60-50 60-8 0-11-4-11-16s4-25 8-35c10-26 31-81 31-109 0-32-20-53-57-53s-62 22-80 48c-1-6-3-23-17-35-11-10-28-13-40-13-44 0-69 32-77 43-2-28-23-43-45-43-23 0-32 20-37 28-8 18-15 46-15 48 0 5 6 5 6 5 5 0 5 0 8-11 8-35 18-59 36-59 9 0 16 4 16 23 0 9-2 15-9 42z">
            <text:p/>
          </draw:path>
          <draw:path draw:style-name="gr2" draw:text-style-name="P2" draw:layer="layout" svg:width="0.259cm" svg:height="0.245cm" svg:x="20.445cm" svg:y="1.40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2" draw:text-style-name="P2" draw:layer="layout" svg:width="0.044cm" svg:height="0.107cm" svg:x="20.76cm" svg:y="1.614cm" svg:viewBox="0 0 45 108" svg:d="M35 35c0 18-3 41-28 63-1 1-1 3-1 4 0 3 2 6 4 6 5 0 35-28 35-70 0-21-9-38-25-38-12 0-20 8-20 20 0 11 8 21 21 21 8 0 14-6 14-6z">
            <text:p/>
          </draw:path>
          <draw:path draw:style-name="gr2" draw:text-style-name="P2" draw:layer="layout" svg:width="0.264cm" svg:height="0.236cm" svg:x="20.862cm" svg:y="1.418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5cm" svg:height="0.233cm" svg:x="20.442cm" svg:y="1.79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52cm" svg:height="0.299cm" svg:x="20.566cm" svg:y="1.798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7-40 9 0 11 5 11 17 0 4-1 8-1 9z">
            <text:p/>
          </draw:path>
        </draw:g>
        <draw:g>
          <svg:title>TexMaths</svg:title>
          <svg:desc>14§display§\begin{pmatrix}
    {S}^A_{\scriptscriptstyle 1, 1,1,1}         &amp;
    \cdots                                     &amp;    
    {S}^A_{\scriptscriptstyle i,j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1,i,1}    &amp;
   \ddots                                            &amp;    
   {S}^A_{\scriptscriptstyle 1,1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1,N_1,1}   &amp;
    \cdots                                &amp;
   {S}^A_{\scriptscriptstyle 1, 1,N_1, 73}
\end{pmatrix}
§svg§600§FALSE§</svg:desc>
          <draw:polygon draw:style-name="gr1" draw:text-style-name="P1" draw:layer="layout" svg:width="5.914cm" svg:height="3.954cm" svg:x="4.369cm" svg:y="2.425cm" svg:viewBox="0 0 5915 3955" draw:points="2958,3955 0,3955 0,0 5915,0 5915,3955">
            <text:p/>
          </draw:polygon>
          <draw:path draw:style-name="gr2" draw:text-style-name="P2" draw:layer="layout" svg:width="0.272cm" svg:height="0.891cm" svg:x="4.512cm" svg:y="2.483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4.512cm" svg:y="3.36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3.65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3.9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24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5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4.83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4.512cm" svg:y="5.13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4.512cm" svg:y="5.429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4.97cm" svg:y="2.49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293cm" svg:y="2.41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5.2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53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59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733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83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6.011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118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958cm" svg:y="2.6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176cm" svg:y="2.6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394cm" svg:y="2.6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264cm" svg:y="2.49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587cm" svg:y="2.414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087cm" svg:height="0.167cm" svg:x="8.562cm" svg:y="2.796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8.712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17cm" svg:height="0.215cm" svg:x="8.792cm" svg:y="2.796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2" draw:text-style-name="P2" draw:layer="layout" svg:width="0.034cm" svg:height="0.079cm" svg:x="8.965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9.072cm" svg:y="2.79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244cm" svg:y="2.92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339cm" svg:y="2.793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501cm" svg:y="2.79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5.586cm" svg:y="3.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3.5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3.70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5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3.70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988cm" svg:y="4.32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311cm" svg:y="4.249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5.299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71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77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751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5.843cm" svg:y="4.63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5.993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099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7.026cm" svg:y="4.27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217cm" svg:y="4.42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408cm" svg:y="4.57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251cm" svg:y="4.328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575cm" svg:y="4.249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8.562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734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841cm" svg:y="4.63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014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9.107cm" svg:y="4.631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9.256cm" svg:y="4.7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352cm" svg:y="4.629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9.514cm" svg:y="4.63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5.586cm" svg:y="5.14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5.34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586cm" svg:y="5.5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14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34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933cm" svg:y="5.5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825cm" svg:y="5.83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5.149cm" svg:y="5.758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01cm" svg:height="0.164cm" svg:x="5.135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308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415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587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5.688cm" svg:y="6.13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5.957cm" svg:y="6.21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6.155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6.262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958cm" svg:y="6.0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176cm" svg:y="6.0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7.394cm" svg:y="6.03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8.089cm" svg:y="5.83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412cm" svg:y="5.758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01cm" svg:height="0.164cm" svg:x="8.4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572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678cm" svg:y="6.14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852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951cm" svg:y="6.136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9.221cm" svg:y="6.21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419cm" svg:y="6.27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4cm" svg:y="6.138cm" svg:viewBox="0 0 134 174" svg:d="M132 18c1-1 1-1 2-3v-7h-60c-7 0-43-1-47-2-6 0-6-3-7-6h-10l-10 56h10c1-4 4-20 8-22 2-2 25-2 28-2h59c-10 11-24 25-34 38-29 38-32 73-32 88 0 14 9 16 13 16 14 0 14-13 14-16v-5c0-45 8-72 24-89z">
            <text:p/>
          </draw:path>
          <draw:path draw:style-name="gr2" draw:text-style-name="P2" draw:layer="layout" svg:width="0.128cm" svg:height="0.17cm" svg:x="9.676cm" svg:y="6.141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9.87cm" svg:y="2.483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3.36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3.65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3.9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24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5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4.83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5.13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5.429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1, 2,1,1}         &amp;
    \cdots                                     &amp;    
    {S}^A_{\scriptscriptstyle 1, 2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2,N_1,1}    &amp;
   \ddots                                            &amp;    
   {S}^A_{\scriptscriptstyle 1, 2,N_1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1, 2,N_1+N_2,1}   &amp;
    \cdots                                &amp;
   {S}^A_{\scriptscriptstyle 1, 2,N_1+N_2, 73}
\end{pmatrix}
§svg§600§FALSE§</svg:desc>
          <draw:polygon draw:style-name="gr1" draw:text-style-name="P1" draw:layer="layout" svg:width="7.334cm" svg:height="3.972cm" svg:x="2.949cm" svg:y="7.164cm" svg:viewBox="0 0 7335 3973" draw:points="3668,3973 0,3973 0,0 7335,0 7335,3973">
            <text:p/>
          </draw:polygon>
          <draw:path draw:style-name="gr2" draw:text-style-name="P2" draw:layer="layout" svg:width="0.272cm" svg:height="0.891cm" svg:x="3.092cm" svg:y="7.231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3.092cm" svg:y="8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8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58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092cm" svg:y="9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3.092cm" svg:y="10.178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3.905cm" svg:y="7.23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227cm" svg:y="7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4.215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388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4.481cm" svg:y="7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4.667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773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946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052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248cm" svg:y="7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466cm" svg:y="7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83cm" svg:y="7.4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79cm" svg:y="7.2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201cm" svg:y="7.153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01cm" svg:height="0.164cm" svg:x="8.188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362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454cm" svg:y="7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8.64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747cm" svg:y="7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919cm" svg:y="7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014cm" svg:y="7.532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177cm" svg:y="7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52cm" svg:y="8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8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8.4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8.4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76cm" svg:y="9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083cm" svg:y="8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01cm" svg:height="0.164cm" svg:x="4.07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243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336cm" svg:y="9.37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4.523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4.622cm" svg:y="9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4.892cm" svg:y="9.44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09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196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316cm" svg:y="9.01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507cm" svg:y="9.16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98cm" svg:y="9.31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733cm" svg:y="9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056cm" svg:y="8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01cm" svg:height="0.164cm" svg:x="8.044cm" svg:y="9.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216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31cm" svg:y="9.3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8.496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596cm" svg:y="9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8.866cm" svg:y="9.44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065cm" svg:y="9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158cm" svg:y="9.368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9.321cm" svg:y="9.3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52cm" svg:y="9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10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52cm" svg:y="10.29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9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10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577cm" svg:y="10.29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405cm" svg:y="10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3.729cm" svg:y="10.515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01cm" svg:height="0.164cm" svg:x="3.715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3.888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982cm" svg:y="10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4.167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4.268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4.537cm" svg:y="10.97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4.719cm" svg:y="10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4.975cm" svg:y="10.893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5.233cm" svg:y="10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5.443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49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248cm" svg:y="10.7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466cm" svg:y="10.7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83cm" svg:y="10.79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379cm" svg:y="10.594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702cm" svg:y="10.515cm" svg:viewBox="0 0 260 246" svg:d="M52 206c-13 18-24 28-44 28-4 1-8 1-8 8 0 3 3 4 4 4 10 0 21-1 31-1 11 0 25 1 35 1 1 0 7 0 7-7 0-4-4-5-6-5s-15 0-15-10c0-4 4-10 6-13l28-43h98l8 57c-1 5-3 9-24 9-4 0-8 0-8 8 0 2 1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01cm" svg:height="0.164cm" svg:x="7.688cm" svg:y="10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7.862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7.956cm" svg:y="10.89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8.14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241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8.512cm" svg:y="10.97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8.692cm" svg:y="10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8.948cm" svg:y="10.893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9.206cm" svg:y="10.97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9.417cm" svg:y="11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1cm" svg:y="10.895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674cm" svg:y="10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9.87cm" svg:y="7.231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8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8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58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9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10.178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22, 23,1,1}         &amp;
    \cdots                                     &amp;    
    {S}^A_{\scriptscriptstyle 22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2, 23,N_{22},1}    &amp;
   \ddots                                            &amp;    
   {S}^A_{\scriptscriptstyle 22, 23,N_{22}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2, 23,N_{22}+N_{23},1}   &amp;
    \cdots                                &amp;
   {S}^A_{\scriptscriptstyle 22, 23,N_{22}+N_{23}, 73}
\end{pmatrix}
§svg§600§FALSE§</svg:desc>
          <draw:polygon draw:style-name="gr1" draw:text-style-name="P1" draw:layer="layout" svg:width="8.673cm" svg:height="3.972cm" svg:x="1.61cm" svg:y="13.164cm" svg:viewBox="0 0 8674 3973" draw:points="4337,3973 0,3973 0,0 8674,0 8674,3973">
            <text:p/>
          </draw:polygon>
          <draw:path draw:style-name="gr2" draw:text-style-name="P2" draw:layer="layout" svg:width="0.272cm" svg:height="0.891cm" svg:x="1.753cm" svg:y="13.231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.753cm" svg:y="14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4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5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.753cm" svg:y="15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.753cm" svg:y="16.178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2.733cm" svg:y="13.23cm" svg:viewBox="0 0 293 360" svg:d="M293 6c0-3 0-6-5-6-2 0-4 0-9 7l-24 28c-13-22-38-35-70-35-63 0-122 57-122 116 0 41 25 63 50 70l54 14c18 4 44 13 44 53 0 44-39 91-88 91-32 0-87-11-87-72 0-12 3-24 3-27 2-1 2-3 2-3 0-5-3-5-6-5s-4 0-6 1c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3.056cm" svg:y="13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3.031cm" svg:y="13.53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3.198cm" svg:y="13.53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3.382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476cm" svg:y="13.535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3.64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3.829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3.935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4.107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214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577cm" svg:y="13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796cm" svg:y="13.4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14cm" svg:y="13.4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376cm" svg:y="13.2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698cm" svg:y="13.153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7.673cm" svg:y="13.53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2cm" svg:height="0.164cm" svg:x="7.84cm" svg:y="13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8.026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12cm" svg:y="13.53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283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71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8.577cm" svg:y="13.53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8.751cm" svg:y="13.66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8.846cm" svg:y="13.532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009cm" svg:y="13.5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3.515cm" svg:y="14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4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4.4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04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24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4.4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2.505cm" svg:y="15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2.828cm" svg:y="14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2.801cm" svg:y="15.371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2.969cm" svg:y="15.371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3.154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3.248cm" svg:y="15.371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3.412cm" svg:y="15.371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3.601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3.7cm" svg:y="15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3.958cm" svg:y="15.44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4.124cm" svg:y="15.445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4.336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442cm" svg:y="15.37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646cm" svg:y="15.01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838cm" svg:y="15.16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28cm" svg:y="15.31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204cm" svg:y="15.06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526cm" svg:y="14.98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7.501cm" svg:y="15.371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2cm" svg:height="0.164cm" svg:x="7.668cm" svg:y="15.371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7.854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7.948cm" svg:y="15.371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111cm" svg:y="15.37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3cm" svg:y="15.50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4cm" svg:y="15.36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8.657cm" svg:y="15.445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8.824cm" svg:y="15.445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33cm" svg:height="0.173cm" svg:x="9.017cm" svg:y="15.368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181cm" svg:y="15.37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3.515cm" svg:y="15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6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3.515cm" svg:y="16.29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5.9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6.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243cm" svg:y="16.29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2.066cm" svg:y="16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2.39cm" svg:y="16.51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2.363cm" svg:y="16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2.53cm" svg:y="16.8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2.716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2.81cm" svg:y="16.89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2.974cm" svg:y="16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3.163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3.262cm" svg:y="16.894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3.52cm" svg:y="16.972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4cm" svg:height="0.164cm" svg:x="3.686cm" svg:y="16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205cm" svg:height="0.206cm" svg:x="3.879cm" svg:y="16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4.137cm" svg:y="16.894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4.394cm" svg:y="16.972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4.558cm" svg:y="16.97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772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4.879cm" svg:y="16.89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5.577cm" svg:y="16.7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5.796cm" svg:y="16.7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014cm" svg:y="16.79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6.709cm" svg:y="16.594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032cm" svg:y="16.51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7.007cm" svg:y="16.898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7.173cm" svg:y="16.89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7.358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7.452cm" svg:y="16.89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7.616cm" svg:y="16.89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7.805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7.904cm" svg:y="16.894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8.162cm" svg:y="16.97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4cm" svg:height="0.164cm" svg:x="8.328cm" svg:y="16.97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205cm" svg:height="0.206cm" svg:x="8.523cm" svg:y="16.898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8.779cm" svg:y="16.894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9.037cm" svg:y="16.97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9.2cm" svg:y="16.97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9.415cm" svg:y="17.03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cm" svg:y="16.89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672cm" svg:y="16.8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9.87cm" svg:y="13.231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5cm" svg:y="14.11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40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70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4.9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29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5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5cm" svg:y="15.883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16.178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A_{\scriptscriptstyle 23, 23,1,1}         &amp;
    \cdots                                     &amp;    
    {S}^A_{\scriptscriptstyle 23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3, 23,i,1}    &amp;
   \ddots                                            &amp;    
   {S}^A_{\scriptscriptstyle 23, 23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A_{\scriptscriptstyle 23, 23,N_{23},1}   &amp;
    \cdots                                &amp;
   {S}^A_{\scriptscriptstyle 23, 23,N_{23}, 73}
\end{pmatrix}
§svg§600§FALSE§</svg:desc>
          <draw:polygon draw:style-name="gr1" draw:text-style-name="P1" draw:layer="layout" svg:width="6.919cm" svg:height="3.954cm" svg:x="3.364cm" svg:y="18.226cm" svg:viewBox="0 0 6920 3955" draw:points="3461,3955 0,3955 0,0 6920,0 6920,3955">
            <text:p/>
          </draw:polygon>
          <draw:path draw:style-name="gr2" draw:text-style-name="P2" draw:layer="layout" svg:width="0.272cm" svg:height="0.891cm" svg:x="3.507cm" svg:y="18.284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3.507cm" svg:y="19.1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19.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19.7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0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3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3.507cm" svg:y="20.93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3.507cm" svg:y="21.231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4.049cm" svg:y="18.292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372cm" svg:y="18.215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2" draw:text-style-name="P2" draw:layer="layout" svg:width="0.124cm" svg:height="0.164cm" svg:x="4.345cm" svg:y="18.59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4.511cm" svg:y="18.597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698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792cm" svg:y="18.59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4.956cm" svg:y="18.597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5.145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251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5.423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3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455cm" svg:y="18.4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74cm" svg:y="18.4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89cm" svg:y="18.49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14cm" svg:y="18.29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138cm" svg:y="18.215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8.111cm" svg:y="18.59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8.276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64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8.558cm" svg:y="18.59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8.722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911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9.017cm" svg:y="18.59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9.189cm" svg:y="18.7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284cm" svg:y="18.594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9.447cm" svg:y="18.59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831cm" svg:y="19.11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19.3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19.5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11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3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19.50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4.067cm" svg:y="20.12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39cm" svg:y="20.05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1-3-21-11l-31-214c-2-7-2-10-9-10s-8 3-11 8zM98 155l71-113 17 113z">
            <text:p/>
          </draw:path>
          <draw:path draw:style-name="gr2" draw:text-style-name="P2" draw:layer="layout" svg:width="0.124cm" svg:height="0.164cm" svg:x="4.364cm" svg:y="20.433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2" draw:text-style-name="P2" draw:layer="layout" svg:width="0.128cm" svg:height="0.17cm" svg:x="4.527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716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4.81cm" svg:y="20.433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4.974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5.163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5.255cm" svg:y="20.43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5.405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512cm" svg:y="20.43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524cm" svg:y="20.07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714cm" svg:y="20.2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906cm" svg:y="20.37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833cm" svg:y="20.12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8.156cm" svg:y="20.05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2" draw:text-style-name="P2" draw:layer="layout" svg:width="0.124cm" svg:height="0.164cm" svg:x="8.129cm" svg:y="20.433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8.293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482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576cm" svg:y="20.433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8.74cm" svg:y="20.43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929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9.021cm" svg:y="20.43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9.171cm" svg:y="20.5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266cm" svg:y="20.43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9.429cm" svg:y="20.433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4.831cm" svg:y="20.94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21.14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4.831cm" svg:y="21.3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0.94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1.14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8.681cm" svg:y="21.34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3.82cm" svg:y="21.63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4.144cm" svg:y="21.56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2" draw:text-style-name="P2" draw:layer="layout" svg:width="0.124cm" svg:height="0.164cm" svg:x="4.117cm" svg:y="21.942cm" svg:viewBox="0 0 125 165" svg:d="M125 118h-12c0 4-2 19-7 22-2 1-22 1-26 1h-49c17-12 35-26 50-36 23-15 44-29 44-56 0-31-31-49-66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4.281cm" svg:y="21.94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4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4.564cm" svg:y="21.942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4.728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4.91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5.016cm" svg:y="21.938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22cm" svg:height="0.164cm" svg:x="5.274cm" svg:y="22.01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5.437cm" svg:y="22.01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5.652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5.758cm" svg:y="21.94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6.455cm" svg:y="21.83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674cm" svg:y="21.83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6.89cm" svg:y="21.836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7.586cm" svg:y="21.637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59cm" svg:height="0.245cm" svg:x="7.91cm" svg:y="21.56cm" svg:viewBox="0 0 260 246" svg:d="M52 206c-13 18-24 28-44 28-4 1-8 1-8 8 0 3 3 4 4 4 10 0 21-1 31-1 11 0 25 1 35 1 1 0 7 0 7-7 0-4-4-5-6-5s-15 0-15-10c0-4 4-10 6-13l28-43h98l8 57c-1 5-3 9-24 9-4 0-8 0-8 8 0 2 1 4 5 4 10 0 34-1 45-1 6 0 14 1 20 1 7 0 14 0 19 0 6 0 7-2 7-7s-4-5-9-5c-20 0-20-2-21-10l-31-214c-2-7-2-10-9-10s-8 3-11 8zM98 155l71-113 17 113z">
            <text:p/>
          </draw:path>
          <draw:path draw:style-name="gr2" draw:text-style-name="P2" draw:layer="layout" svg:width="0.124cm" svg:height="0.164cm" svg:x="7.883cm" svg:y="21.942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8.047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236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8.33cm" svg:y="21.942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8.493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8.682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8.782cm" svg:y="21.938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7 4 4 0 4-1 6-7z">
            <text:p/>
          </draw:path>
          <draw:path draw:style-name="gr2" draw:text-style-name="P2" draw:layer="layout" svg:width="0.124cm" svg:height="0.164cm" svg:x="9.039cm" svg:y="22.01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9.203cm" svg:y="22.01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9.417cm" svg:y="22.07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9.513cm" svg:y="21.939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2" draw:text-style-name="P2" draw:layer="layout" svg:width="0.128cm" svg:height="0.17cm" svg:x="9.675cm" svg:y="21.942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9.87cm" svg:y="18.28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0.087cm" svg:y="19.1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19.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19.7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0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3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6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087cm" svg:y="20.93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9.87cm" svg:y="21.231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1, 1,1,1}         &amp;
    \cdots                                     &amp;    
    {S}^B_{\scriptscriptstyle i,j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1,i,1}    &amp;
   \ddots                                            &amp;    
   {S}^B_{\scriptscriptstyle 1,1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1,N_1,1}   &amp;
    \cdots                                &amp;
   {S}^B_{\scriptscriptstyle 1, 1,N_1, 73}
\end{pmatrix}
§svg§600§FALSE§</svg:desc>
          <draw:polygon draw:style-name="gr1" draw:text-style-name="P1" draw:layer="layout" svg:width="5.914cm" svg:height="3.954cm" svg:x="10.21cm" svg:y="2.416cm" svg:viewBox="0 0 5915 3955" draw:points="2958,3955 0,3955 0,0 5915,0 5915,3955">
            <text:p/>
          </draw:polygon>
          <draw:path draw:style-name="gr2" draw:text-style-name="P2" draw:layer="layout" svg:width="0.272cm" svg:height="0.891cm" svg:x="10.353cm" svg:y="2.474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10.353cm" svg:y="3.3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3.6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3.9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2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53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4.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5.12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5.4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0.811cm" svg:y="2.48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14cm" svg:y="2.41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121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294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4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74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679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852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959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799cm" svg:y="2.68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17cm" svg:y="2.68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35cm" svg:y="2.68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105cm" svg:y="2.48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434cm" svg:y="2.41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087cm" svg:height="0.167cm" svg:x="14.403cm" svg:y="2.787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4.553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17cm" svg:height="0.215cm" svg:x="14.633cm" svg:y="2.787cm" svg:viewBox="0 0 118 216" svg:d="M118 11c0-5-5-11-12-11s-15 7-15 15c0 6 6 10 11 10 9 0 16-7 16-14zM63 176c-4 19-20 31-35 31-4 0-7 0-10-1 7-3 9-10 9-13 0-4-3-10-12-10-8 0-15 7-15 16 0 11 11 17 28 17s49-9 57-40l23-88c0-3 1-5 1-8 0-14-14-24-31-24-30 0-49 34-49 38s5 4 6 4c4 0 4-1 6-4 11-24 28-30 36-30 10 0 11 9 11 13s-1 4-1 7z">
            <text:p/>
          </draw:path>
          <draw:path draw:style-name="gr2" draw:text-style-name="P2" draw:layer="layout" svg:width="0.034cm" svg:height="0.079cm" svg:x="14.806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913cm" svg:y="2.78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085cm" svg:y="2.92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18cm" svg:y="2.78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5.342cm" svg:y="2.78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427cm" svg:y="3.30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3.49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3.69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30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49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3.69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829cm" svg:y="4.31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156cm" svg:y="4.25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14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312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418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92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1.684cm" svg:y="4.62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1.834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94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867cm" svg:y="4.26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58cm" svg:y="4.41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49cm" svg:y="4.56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092cm" svg:y="4.319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421cm" svg:y="4.25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403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575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682cm" svg:y="4.62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855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4.948cm" svg:y="4.623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5.097cm" svg:y="4.75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193cm" svg:y="4.62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15.355cm" svg:y="4.62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427cm" svg:y="5.1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5.3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427cm" svg:y="5.53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1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3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774cm" svg:y="5.53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5.826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5.761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0.976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149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1.256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428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529cm" svg:y="6.12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11.798cm" svg:y="6.20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996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103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2.799cm" svg:y="6.02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017cm" svg:y="6.02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235cm" svg:y="6.02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3.93cm" svg:y="5.826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257cm" svg:y="5.761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241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413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4.519cm" svg:y="6.13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4.693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4.792cm" svg:y="6.127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01cm" svg:height="0.164cm" svg:x="15.062cm" svg:y="6.20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26cm" svg:y="6.2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5.355cm" svg:y="6.129cm" svg:viewBox="0 0 134 174" svg:d="M132 18c1-1 1-1 2-3v-7h-60c-7 0-43-1-47-2-6 0-6-3-7-6h-10l-10 56h10c1-4 4-20 8-22 2-2 25-2 28-2h59c-10 11-24 25-34 38-29 38-32 73-32 88 0 14 9 16 13 16 14 0 14-13 14-16v-5c0-45 8-72 24-89z">
            <text:p/>
          </draw:path>
          <draw:path draw:style-name="gr2" draw:text-style-name="P2" draw:layer="layout" svg:width="0.128cm" svg:height="0.17cm" svg:x="15.517cm" svg:y="6.132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15.711cm" svg:y="2.47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5.928cm" svg:y="3.35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3.6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3.94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2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53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4.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5.928cm" svg:y="5.12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5.711cm" svg:y="5.42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1, 2,1,1}         &amp;
    \cdots                                     &amp;    
    {S}^B_{\scriptscriptstyle 1, 2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2,N_1,1}    &amp;
   \ddots                                            &amp;    
   {S}^B_{\scriptscriptstyle 1, 2,N_1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1, 2,N_1+N_2,1}   &amp;
    \cdots                                &amp;
   {S}^B_{\scriptscriptstyle 1, 2,N_1+N_2, 73}
\end{pmatrix}
§svg§600§FALSE§</svg:desc>
          <draw:polygon draw:style-name="gr1" draw:text-style-name="P1" draw:layer="layout" svg:width="7.334cm" svg:height="3.973cm" svg:x="10.21cm" svg:y="7.156cm" svg:viewBox="0 0 7335 3974" draw:points="3668,3974 0,3974 0,0 7335,0 7335,3974">
            <text:p/>
          </draw:polygon>
          <draw:path draw:style-name="gr2" draw:text-style-name="P2" draw:layer="layout" svg:width="0.272cm" svg:height="0.891cm" svg:x="10.353cm" svg:y="7.224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0.353cm" svg:y="8.10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39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69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8.98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28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5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9.87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10.171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1.166cm" svg:y="7.222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494cm" svg:y="7.15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476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649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742cm" svg:y="7.52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928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034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207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13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09cm" svg:y="7.42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27cm" svg:y="7.42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44cm" svg:y="7.421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14cm" svg:y="7.22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467cm" svg:y="7.15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5.449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623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5.715cm" svg:y="7.52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5.901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6.008cm" svg:y="7.52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18cm" svg:y="7.6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275cm" svg:y="7.525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438cm" svg:y="7.52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781cm" svg:y="8.0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8.2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8.4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04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2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8.43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1.021cm" svg:y="9.05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35cm" svg:y="8.99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1.331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504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597cm" svg:y="9.363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11.784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83cm" svg:y="9.35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2.153cm" svg:y="9.4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351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457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77cm" svg:y="9.00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68cm" svg:y="9.15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59cm" svg:y="9.30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994cm" svg:y="9.059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323cm" svg:y="8.99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5.305cm" svg:y="9.36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477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571cm" svg:y="9.363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757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857cm" svg:y="9.35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6.127cm" svg:y="9.437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326cm" svg:y="9.49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419cm" svg:y="9.36cm" svg:viewBox="0 0 134 174" svg:d="M132 18c1-1 1-1 2-3v-7h-60c-7 0-43-1-47-2-6 0-6-3-7-6h-10l-10 56h10c1-4 4-20 8-22 2-2 25-2 28-2h60c-11 11-25 25-33 38-31 38-34 73-34 88 0 14 9 16 13 16 14 0 14-13 14-17v-4c0-45 8-72 24-89z">
            <text:p/>
          </draw:path>
          <draw:path draw:style-name="gr2" draw:text-style-name="P2" draw:layer="layout" svg:width="0.128cm" svg:height="0.17cm" svg:x="16.582cm" svg:y="9.363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781cm" svg:y="9.8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10.0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781cm" svg:y="10.2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9.8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10.09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838cm" svg:y="10.29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10.587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10.5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0.976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1.149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243cm" svg:y="10.891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428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529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1.798cm" svg:y="10.96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11.98cm" svg:y="10.891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2.236cm" svg:y="10.886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2.494cm" svg:y="10.965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12.704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81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509cm" svg:y="10.78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27cm" svg:y="10.78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944cm" svg:y="10.78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4cm" svg:y="10.587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967cm" svg:y="10.5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01cm" svg:height="0.164cm" svg:x="14.949cm" svg:y="10.891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5.123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217cm" svg:y="10.891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401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502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01cm" svg:height="0.164cm" svg:x="15.773cm" svg:y="10.965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205cm" svg:height="0.206cm" svg:x="15.953cm" svg:y="10.891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6.209cm" svg:y="10.886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6.467cm" svg:y="10.965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034cm" svg:height="0.079cm" svg:x="16.678cm" svg:y="11.025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772cm" svg:y="10.888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935cm" svg:y="10.891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17.131cm" svg:y="7.224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7.348cm" svg:y="8.10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39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694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8.98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28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5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7.348cm" svg:y="9.875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7.131cm" svg:y="10.171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22, 23,1,1}         &amp;
    \cdots                                     &amp;    
    {S}^B_{\scriptscriptstyle 22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2, 23,N_{22},1}    &amp;
   \ddots                                            &amp;    
   {S}^B_{\scriptscriptstyle 22, 23,N_{22}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2, 23,N_{22}+N_{23},1}   &amp;
    \cdots                                &amp;
   {S}^B_{\scriptscriptstyle 22, 23,N_{22}+N_{23}, 73}
\end{pmatrix}
§svg§600§FALSE§</svg:desc>
          <draw:polygon draw:style-name="gr1" draw:text-style-name="P1" draw:layer="layout" svg:width="8.673cm" svg:height="3.972cm" svg:x="10.21cm" svg:y="13.155cm" svg:viewBox="0 0 8674 3973" draw:points="4337,3973 0,3973 0,0 8674,0 8674,3973">
            <text:p/>
          </draw:polygon>
          <draw:path draw:style-name="gr2" draw:text-style-name="P2" draw:layer="layout" svg:width="0.272cm" svg:height="0.891cm" svg:x="10.353cm" svg:y="13.223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2" draw:text-style-name="P2" draw:layer="layout" svg:width="0.055cm" svg:height="0.306cm" svg:x="10.353cm" svg:y="14.10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3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69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4.9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2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57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5.87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16.169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1.333cm" svg:y="13.221cm" svg:viewBox="0 0 293 360" svg:d="M293 6c0-3 0-6-5-6-2 0-4 0-9 7l-24 28c-13-22-38-35-70-35-63 0-122 57-122 116 0 41 25 63 50 70l54 14c18 4 44 13 44 53 0 44-39 91-88 91-32 0-87-11-87-72 0-12 3-24 3-27 2-1 2-3 2-3 0-5-3-5-6-5s-4 0-6 1c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662cm" svg:y="13.15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631cm" svg:y="13.526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11.798cm" svg:y="13.52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1.982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2.076cm" svg:y="13.526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12.24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429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535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707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814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177cm" svg:y="13.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396cm" svg:y="13.4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14cm" svg:y="13.4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976cm" svg:y="13.221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6.304cm" svg:y="13.15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6.273cm" svg:y="13.52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2cm" svg:height="0.164cm" svg:x="16.44cm" svg:y="13.52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6.626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6.72cm" svg:y="13.52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6.883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7.071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7.177cm" svg:y="13.526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7.351cm" svg:y="13.659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7.446cm" svg:y="13.524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7.609cm" svg:y="13.52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2.115cm" svg:y="14.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4.2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4.43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04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23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4.434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1.105cm" svg:y="15.05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432cm" svg:y="14.99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401cm" svg:y="15.362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11.569cm" svg:y="15.362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1.754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848cm" svg:y="15.362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2.012cm" svg:y="15.362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201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2.3cm" svg:y="15.35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2.558cm" svg:y="15.436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4cm" svg:height="0.164cm" svg:x="12.724cm" svg:y="15.436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034cm" svg:height="0.079cm" svg:x="12.936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3.042cm" svg:y="15.362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246cm" svg:y="15.00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438cm" svg:y="15.15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28cm" svg:y="15.30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804cm" svg:y="15.05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6.132cm" svg:y="14.99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6.101cm" svg:y="15.362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2cm" svg:height="0.164cm" svg:x="16.268cm" svg:y="15.362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6.454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6.548cm" svg:y="15.362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6.711cm" svg:y="15.362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6.9cm" svg:y="15.496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7cm" svg:y="15.357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17.257cm" svg:y="15.43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17.424cm" svg:y="15.436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33cm" svg:height="0.173cm" svg:x="17.617cm" svg:y="15.359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7.781cm" svg:y="15.362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2.115cm" svg:y="15.89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6.0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2.115cm" svg:y="16.28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5.89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6.091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6.843cm" svg:y="16.288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16.58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16.518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0.963cm" svg:y="16.889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4cm" svg:height="0.164cm" svg:x="11.13cm" svg:y="16.889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034cm" svg:height="0.079cm" svg:x="11.316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41cm" svg:y="16.889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1.574cm" svg:y="16.889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1.763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62cm" svg:y="16.885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2cm" svg:height="0.164cm" svg:x="12.12cm" svg:y="16.963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4cm" svg:height="0.164cm" svg:x="12.286cm" svg:y="16.963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205cm" svg:height="0.206cm" svg:x="12.479cm" svg:y="16.889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2.737cm" svg:y="16.885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2.994cm" svg:y="16.963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13.158cm" svg:y="16.963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3.372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3.479cm" svg:y="16.889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4.177cm" svg:y="16.78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396cm" svg:y="16.78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4.614cm" svg:y="16.783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5.309cm" svg:y="16.585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638cm" svg:y="16.518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5.607cm" svg:y="16.889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4cm" svg:height="0.164cm" svg:x="15.773cm" svg:y="16.889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034cm" svg:height="0.079cm" svg:x="15.958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6.052cm" svg:y="16.889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6.216cm" svg:y="16.889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6.405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6.504cm" svg:y="16.885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 0 14 0s10-1 14-1c6 0 10 1 16 1 4 0 8 0 14 0 2 0 5-1 5-7 0-4-4-4-7-4-12 0-17-3-17-10 0-1 0-2 2-5l31-125 85 147c1 4 4 4 6 4 5 0 5-1 7-7z">
            <text:p/>
          </draw:path>
          <draw:path draw:style-name="gr2" draw:text-style-name="P2" draw:layer="layout" svg:width="0.124cm" svg:height="0.164cm" svg:x="16.762cm" svg:y="16.963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4cm" svg:height="0.164cm" svg:x="16.928cm" svg:y="16.96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205cm" svg:height="0.206cm" svg:x="17.123cm" svg:y="16.889cm" svg:viewBox="0 0 206 207" svg:d="M111 111h85c4 0 10 0 10-7s-6-7-10-7h-85v-87c0-3 0-10-7-10s-7 7-7 10v87h-87c-3 0-10 0-10 7s7 7 10 7h87v85c0 4 0 11 7 11s7-7 7-11z">
            <text:p/>
          </draw:path>
          <draw:path draw:style-name="gr2" draw:text-style-name="P2" draw:layer="layout" svg:width="0.24cm" svg:height="0.168cm" svg:x="17.379cm" svg:y="16.885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 0 14 0s10-1 14-1c6 0 10 1 16 1 4 0 8 0 14 0 2 0 5-1 5-7 0-4-4-4-7-4-12 0-17-3-17-10 0-1 0-2 2-5l31-125 85 147c1 4 4 4 7 4 4 0 4-1 6-7z">
            <text:p/>
          </draw:path>
          <draw:path draw:style-name="gr2" draw:text-style-name="P2" draw:layer="layout" svg:width="0.124cm" svg:height="0.164cm" svg:x="17.637cm" svg:y="16.96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17.8cm" svg:y="16.96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8.015cm" svg:y="17.023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8.11cm" svg:y="16.886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8.272cm" svg:y="16.889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272cm" svg:height="0.891cm" svg:x="18.47cm" svg:y="13.223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8.685cm" svg:y="14.10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39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69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4.988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283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579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8.685cm" svg:y="15.874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8.47cm" svg:y="16.169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    {S}^B_{\scriptscriptstyle 23, 23,1,1}         &amp;
    \cdots                                     &amp;    
    {S}^B_{\scriptscriptstyle 23, 23,1,73}       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3, 23,i,1}    &amp;
   \ddots                                            &amp;    
   {S}^B_{\scriptscriptstyle 23, 23,i, 73} \\
%%%%%%%%%%%%%%%%%%%%%%%%%%%%%%%%%%%%%%%%%%%%%%%%%%%%
    \vdots                                     &amp;                
                                               &amp;      
    \vdots                                     \\
%%%%%%%%%%%%%%%%%%%%%%%%%%%%%%%%%%%%%%%%%%%%%%%%%%%%
   {S}^B_{\scriptscriptstyle 23, 23,N_{23},1}   &amp;
    \cdots                                &amp;
   {S}^B_{\scriptscriptstyle 23, 23,N_{23}, 73}
\end{pmatrix}
§svg§600§FALSE§</svg:desc>
          <draw:polygon draw:style-name="gr1" draw:text-style-name="P1" draw:layer="layout" svg:width="6.919cm" svg:height="3.954cm" svg:x="10.21cm" svg:y="18.217cm" svg:viewBox="0 0 6920 3955" draw:points="3461,3955 0,3955 0,0 6920,0 6920,3955">
            <text:p/>
          </draw:polygon>
          <draw:path draw:style-name="gr2" draw:text-style-name="P2" draw:layer="layout" svg:width="0.272cm" svg:height="0.891cm" svg:x="10.353cm" svg:y="18.275cm" svg:viewBox="0 0 273 892" svg:d="M41 892c11 0 14 0 14-7 1-346 42-633 214-874 4-4 4-5 4-5 0-6-4-6-11-6-9 0-10 0-11 1-2 2-65 73-115 173-65 130-105 278-125 459-1 15-11 117-11 234v19c0 6 3 6 14 6z">
            <text:p/>
          </draw:path>
          <draw:path draw:style-name="gr2" draw:text-style-name="P2" draw:layer="layout" svg:width="0.055cm" svg:height="0.306cm" svg:x="10.353cm" svg:y="19.1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9.45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19.7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04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33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63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0.353cm" svg:y="20.926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0.353cm" svg:y="21.222cm" svg:viewBox="0 0 273 892" svg:d="M14 0c-11 0-14 0-14 6v19c0 301 55 478 69 527 33 109 89 225 172 326 7 10 8 11 11 12 1 0 1 2 10 2 7 0 11 0 11-6 0 0 0-1-3-5-165-229-214-503-215-874 0-7-3-7-14-7z">
            <text:p/>
          </draw:path>
          <draw:path draw:style-name="gr2" draw:text-style-name="P2" draw:layer="layout" svg:width="0.292cm" svg:height="0.359cm" svg:x="10.895cm" svg:y="18.283cm" svg:viewBox="0 0 293 360" svg:d="M293 6c0-3 0-6-5-6-2 0-4 0-9 7l-24 28c-13-22-38-35-70-35-63 0-123 57-123 116 0 41 26 63 51 70l54 14c18 4 44 13 44 53 0 44-39 91-88 91-32 0-87-11-87-72 0-12 3-24 3-27 2-1 2-3 2-3 0-5-5-5-6-5-3 0-4 0-6 1-1 1-29 115-29 116 0 3 3 6 6 6 2 0 2-2 8-9l25-28c21 30 55 37 83 37 67 0 126-66 126-128 0-35-17-51-24-57-13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222cm" svg:y="18.21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191cm" svg:y="18.58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1.357cm" svg:y="18.58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544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638cm" svg:y="18.58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1.802cm" svg:y="18.58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991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097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2.269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76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01cm" svg:y="18.48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2cm" svg:y="18.48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36cm" svg:y="18.48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6cm" svg:y="18.28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988cm" svg:y="18.21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957cm" svg:y="18.588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5.122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31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5.404cm" svg:y="18.588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5.568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757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5.863cm" svg:y="18.588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34cm" svg:height="0.079cm" svg:x="16.035cm" svg:y="18.721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13cm" svg:y="18.586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2" draw:text-style-name="P2" draw:layer="layout" svg:width="0.128cm" svg:height="0.17cm" svg:x="16.293cm" svg:y="18.58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677cm" svg:y="19.10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19.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19.496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10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3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19.496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913cm" svg:y="20.1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1.24cm" svg:y="20.05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1.21cm" svg:y="20.424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2" draw:text-style-name="P2" draw:layer="layout" svg:width="0.128cm" svg:height="0.17cm" svg:x="11.373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562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1.656cm" svg:y="20.424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1.82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2.009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2.101cm" svg:y="20.424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2.251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358cm" svg:y="20.424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7cm" svg:y="20.0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6cm" svg:y="20.218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52cm" svg:y="20.365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679cm" svg:y="20.12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5.006cm" svg:y="20.05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975cm" svg:y="20.424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2" draw:text-style-name="P2" draw:layer="layout" svg:width="0.128cm" svg:height="0.17cm" svg:x="15.139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328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422cm" svg:y="20.424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5.586cm" svg:y="20.424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775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087cm" svg:height="0.167cm" svg:x="15.867cm" svg:y="20.424cm" svg:viewBox="0 0 88 168" svg:d="M76 11c0-7-5-11-10-11-7 0-16 7-16 15 0 7 6 10 10 10 9 0 16-7 16-14zM88 130c0-4-4-4-5-4-5 0-5 1-6 6-4 14-15 28-28 28-6 0-8-5-8-10 0-4 1-7 4-13 1-4 4-10 5-12 0-3 10-26 14-35 2-5 3-9 3-13 0-11-11-21-26-21-27 0-41 32-41 38 0 4 4 4 6 4 4 0 4-1 5-6 6-16 17-28 28-28 4 0 7 3 7 10 0 0 0 4-1 9-2 4-13 30-16 39-2 4-2 5-5 14-2 3-3 7-3 11 0 13 11 21 27 21 26 0 40-32 40-38z">
            <text:p/>
          </draw:path>
          <draw:path draw:style-name="gr2" draw:text-style-name="P2" draw:layer="layout" svg:width="0.034cm" svg:height="0.079cm" svg:x="16.017cm" svg:y="20.558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112cm" svg:y="20.421cm" svg:viewBox="0 0 134 174" svg:d="M132 18c1-1 1-1 2-3v-7h-60c-7 0-43-1-47-2-6 0-6-3-7-6h-10l-10 56h10c1-4 4-20 8-22 2-2 25-2 28-2h59c-10 11-24 25-34 38-29 38-32 73-32 88 0 14 9 16 13 16 14 0 14-13 14-17v-4c0-45 8-72 24-89z">
            <text:p/>
          </draw:path>
          <draw:path draw:style-name="gr2" draw:text-style-name="P2" draw:layer="layout" svg:width="0.128cm" svg:height="0.17cm" svg:x="16.275cm" svg:y="20.424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2" draw:text-style-name="P2" draw:layer="layout" svg:width="0.052cm" svg:height="0.052cm" svg:x="11.677cm" svg:y="20.9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21.1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1.677cm" svg:y="21.332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0.939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1.135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5.527cm" svg:y="21.332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0.666cm" svg:y="21.628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0.994cm" svg:y="21.562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0.963cm" svg:y="21.933cm" svg:viewBox="0 0 125 165" svg:d="M125 118h-12c0 4-2 19-7 22-2 1-22 1-26 1h-49c17-12 35-26 50-36 23-15 44-29 44-56 0-31-31-49-66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11.127cm" svg:y="21.933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316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2cm" svg:height="0.164cm" svg:x="11.41cm" svg:y="21.933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2" draw:text-style-name="P2" draw:layer="layout" svg:width="0.128cm" svg:height="0.17cm" svg:x="11.574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1.763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1.862cm" svg:y="21.929cm" svg:viewBox="0 0 241 169" svg:d="M207 28c2-7 4-15 27-17 3 0 7 0 7-7 0-1-2-4-4-4-5 0-10 1-14 1-5 0-10 0-14 0-6 0-10 0-16 0-4 0-8-1-14-1-1 0-5 0-5 7 0 4 4 4 5 4 17 0 18 6 18 10 0 1 0 3-1 4l-27 107-74-128c-3-4-3-4-8-4h-39c-5 0-9 0-9 7 0 4 4 4 10 4 0 0 10 0 17 2l-32 128c-3 7-5 17-28 17-2 0-6 0-6 7 0 3 1 4 4 4 4 0 10-1 14-1s10 0 14 0c6 0 10 0 16 0 4 0 8 1 14 1 2 0 5-1 5-7 0-4-4-4-7-4-12 0-17-3-17-10 0-1 0-2 2-5l31-125 85 147c1 4 4 4 6 4 5 0 5-1 7-7z">
            <text:p/>
          </draw:path>
          <draw:path draw:style-name="gr2" draw:text-style-name="P2" draw:layer="layout" svg:width="0.122cm" svg:height="0.164cm" svg:x="12.12cm" svg:y="22.00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2" draw:text-style-name="P2" draw:layer="layout" svg:width="0.128cm" svg:height="0.17cm" svg:x="12.283cm" svg:y="22.00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2.498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01cm" svg:height="0.164cm" svg:x="12.604cm" svg:y="21.933cm" svg:viewBox="0 0 102 165" svg:d="M63 7c0-7 0-7-8-7-19 15-45 15-51 15h-4v12h4c6 0 23 0 37-7v124c0 7 0 10-27 10h-13v11c14-1 37-1 51-1 15 0 36 0 50 1v-11h-12c-27 0-27-3-27-10z">
            <text:p/>
          </draw:path>
          <draw:path draw:style-name="gr2" draw:text-style-name="P2" draw:layer="layout" svg:width="0.052cm" svg:height="0.052cm" svg:x="13.301cm" svg:y="21.8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52cm" svg:y="21.827cm" svg:viewBox="0 0 53 53" svg:d="M53 27c0-14-11-27-26-27-14 0-27 13-27 27 0 15 13 26 27 26 15 0 26-11 26-26z">
            <text:p/>
          </draw:path>
          <draw:path draw:style-name="gr2" draw:text-style-name="P2" draw:layer="layout" svg:width="0.052cm" svg:height="0.052cm" svg:x="13.736cm" svg:y="21.827cm" svg:viewBox="0 0 53 53" svg:d="M53 27c0-14-11-27-26-27-14 0-27 13-27 27 0 15 13 26 27 26 15 0 26-11 26-26z">
            <text:p/>
          </draw:path>
          <draw:path draw:style-name="gr2" draw:text-style-name="P2" draw:layer="layout" svg:width="0.292cm" svg:height="0.359cm" svg:x="14.432cm" svg:y="21.628cm" svg:viewBox="0 0 293 360" svg:d="M293 6c0-3 0-6-5-6-2 0-4 0-9 7l-24 28c-13-22-38-35-70-35-63 0-122 57-122 116 0 41 25 63 50 70l54 14c18 4 46 13 46 53 0 44-41 91-90 91-32 0-87-11-87-72 0-12 3-24 3-27 2-1 2-3 2-3 0-5-3-5-6-5s-4 0-6 1c-1 1-29 115-29 116 0 3 3 6 6 6 2 0 2-2 8-9l25-28c21 30 55 37 83 37 67 0 126-66 126-128 0-35-17-50-24-57-11-13-20-14-63-25-11-3-29-9-34-9-12-5-29-19-29-46 0-39 39-81 85-81 42 0 72 21 72 77 0 15-2 24-2 27 0 1 0 5 6 5s6-1 7-10z">
            <text:p/>
          </draw:path>
          <draw:path draw:style-name="gr2" draw:text-style-name="P2" draw:layer="layout" svg:width="0.264cm" svg:height="0.236cm" svg:x="14.76cm" svg:y="21.562cm" svg:viewBox="0 0 265 237" svg:d="M41 210c-3 11-5 14-31 14-6 0-10 0-10 7 0 6 4 6 10 6h134c59 0 104-40 104-75 0-23-23-46-60-49 42-8 77-35 77-64 0-27-27-49-72-49h-126c-7 0-11 0-11 7 0 6 4 6 11 6 0 0 7 0 13 0 8 1 8 1 8 5 0 0 0 3-1 7zM97 109l21-85c2-10 2-11 16-11h54c35 0 43 23 43 36 0 28-32 60-78 60zM80 224c-11 0-11 0-11-3 0-1 0-3 1-8l24-94h73c33 0 46 21 46 41 0 35-35 64-77 64z">
            <text:p/>
          </draw:path>
          <draw:path draw:style-name="gr2" draw:text-style-name="P2" draw:layer="layout" svg:width="0.124cm" svg:height="0.164cm" svg:x="14.729cm" svg:y="21.933cm" svg:viewBox="0 0 125 165" svg:d="M125 118h-12c-1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2" draw:text-style-name="P2" draw:layer="layout" svg:width="0.128cm" svg:height="0.17cm" svg:x="14.893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082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24cm" svg:height="0.164cm" svg:x="15.176cm" svg:y="21.933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2" draw:text-style-name="P2" draw:layer="layout" svg:width="0.128cm" svg:height="0.17cm" svg:x="15.339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034cm" svg:height="0.079cm" svg:x="15.528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24cm" svg:height="0.168cm" svg:x="15.628cm" svg:y="21.929cm" svg:viewBox="0 0 241 169" svg:d="M207 28c2-7 4-15 27-17 3 0 7 0 7-7 0-1-2-4-4-4-5 0-10 1-14 1-5 0-10 0-14 0-6 0-10 0-16 0-4 0-8-1-14-1-1 0-5 0-5 7 0 4 4 4 7 4 15 0 16 6 16 10 0 1 0 3-1 4l-27 107-74-128c-3-4-3-4-8-4h-39c-5 0-9 0-9 7 0 4 4 4 10 4 0 0 10 0 17 2l-32 128c-3 7-5 17-28 17-2 0-6 0-6 7 0 3 1 4 4 4 4 0 10-1 14-1s10 0 14 0c6 0 10 0 16 0 4 0 8 1 14 1 2 0 5-1 5-7 0-4-4-4-7-4-12 0-17-3-17-10 0-1 0-2 2-5l31-125 85 147c1 4 4 4 7 4 4 0 4-1 6-7z">
            <text:p/>
          </draw:path>
          <draw:path draw:style-name="gr2" draw:text-style-name="P2" draw:layer="layout" svg:width="0.124cm" svg:height="0.164cm" svg:x="15.885cm" svg:y="22.00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2" draw:text-style-name="P2" draw:layer="layout" svg:width="0.128cm" svg:height="0.17cm" svg:x="16.049cm" svg:y="22.00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2" draw:text-style-name="P2" draw:layer="layout" svg:width="0.034cm" svg:height="0.079cm" svg:x="16.263cm" svg:y="22.067cm" svg:viewBox="0 0 35 80" svg:d="M27 27c0 23-14 37-21 43-3 3-3 3-3 4 0 2 3 6 4 6 4 0 28-20 28-52 0-17-8-28-20-28-9 0-15 7-15 15 0 9 6 16 15 16 5 0 9-2 12-4z">
            <text:p/>
          </draw:path>
          <draw:path draw:style-name="gr2" draw:text-style-name="P2" draw:layer="layout" svg:width="0.133cm" svg:height="0.173cm" svg:x="16.359cm" svg:y="21.93cm" svg:viewBox="0 0 134 174" svg:d="M132 18c1-1 1-1 2-3v-7h-60c-7 0-43-1-47-2-6 0-6-3-7-6h-10l-10 56h10c1-4 4-20 8-22 2-2 25-2 28-2h59c-10 11-24 25-32 38-31 38-34 73-34 88 0 14 9 16 13 16 14 0 14-13 14-16v-5c0-45 8-72 24-89z">
            <text:p/>
          </draw:path>
          <draw:path draw:style-name="gr2" draw:text-style-name="P2" draw:layer="layout" svg:width="0.128cm" svg:height="0.17cm" svg:x="16.521cm" svg:y="21.933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2" draw:text-style-name="P2" draw:layer="layout" svg:width="0.272cm" svg:height="0.891cm" svg:x="16.716cm" svg:y="18.275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2" draw:text-style-name="P2" draw:layer="layout" svg:width="0.055cm" svg:height="0.306cm" svg:x="16.933cm" svg:y="19.155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19.45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19.746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042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337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631cm" svg:viewBox="0 0 56 307" svg:d="M56 14c0-14 0-14-14-14h-28c-14 0-14 0-14 14v279c0 14 0 14 14 14h28c14 0 14 0 14-14z">
            <text:p/>
          </draw:path>
          <draw:path draw:style-name="gr2" draw:text-style-name="P2" draw:layer="layout" svg:width="0.055cm" svg:height="0.306cm" svg:x="16.933cm" svg:y="20.926cm" svg:viewBox="0 0 56 307" svg:d="M56 14c0-14 0-14-14-14h-28c-14 0-14 0-14 14v279c0 14 0 14 14 14h28c14 0 14 0 14-14z">
            <text:p/>
          </draw:path>
          <draw:path draw:style-name="gr2" draw:text-style-name="P2" draw:layer="layout" svg:width="0.272cm" svg:height="0.891cm" svg:x="16.716cm" svg:y="21.222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g>
          <svg:title>TexMaths</svg:title>
          <svg:desc>14§display§\begin{pmatrix}
{c}^{A,B}_{\scriptscriptstyle 1,1,0}     \\   {c}^{A,B}_{\scriptscriptstyle 1,1,1}  \\ \vdots    \\   {c}^{A,B}_{\scriptscriptstyle 1,1,72} \\

\end{pmatrix}
§svg§600§FALSE§</svg:desc>
          <draw:polygon draw:style-name="gr3" draw:text-style-name="P1" draw:layer="layout" svg:width="1.993cm" svg:height="2.803cm" svg:x="19.643cm" svg:y="3.174cm" svg:viewBox="0 0 1994 2804" draw:points="997,2804 0,2804 0,0 1994,0 1994,2804">
            <text:p/>
          </draw:polygon>
          <draw:path draw:style-name="gr4" draw:text-style-name="P2" draw:layer="layout" svg:width="0.272cm" svg:height="0.891cm" svg:x="19.786cm" svg:y="3.278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86cm" svg:y="4.158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6cm" svg:y="4.45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6cm" svg:y="4.748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6cm" svg:y="5.043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192cm" svg:height="0.223cm" svg:x="20.178cm" svg:y="3.428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89cm" svg:y="3.163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3cm" svg:y="3.369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5cm" svg:y="3.17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05cm" svg:y="3.549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78cm" svg:y="3.682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683cm" svg:y="3.549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857cm" svg:y="3.682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0.948cm" svg:y="3.549cm" svg:viewBox="0 0 130 171" svg:d="M130 85c0-16 0-85-66-85-64 0-64 69-64 85 0 19 0 86 64 86 66 0 66-67 66-86zM64 162c-8 0-29-2-36-28-3-14-3-30-3-51 0-19 0-35 4-49 6-21 26-26 35-26 19 0 33 10 37 27 4 13 4 34 4 48 0 16 0 37-4 51-6 24-27 28-37 28z">
            <text:p/>
          </draw:path>
          <draw:path draw:style-name="gr4" draw:text-style-name="P2" draw:layer="layout" svg:width="0.192cm" svg:height="0.223cm" svg:x="20.178cm" svg:y="4.077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89cm" svg:y="3.813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3cm" svg:y="4.018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5cm" svg:y="3.82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05cm" svg:y="4.19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78cm" svg:y="4.332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683cm" svg:y="4.19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857cm" svg:y="4.332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963cm" svg:y="4.19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615cm" svg:y="4.766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15cm" svg:y="4.963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15cm" svg:y="5.159cm" svg:viewBox="0 0 53 53" svg:d="M53 27c0-14-11-27-26-27-14 0-27 13-27 27 0 15 13 26 27 26 15 0 26-11 26-26z">
            <text:p/>
          </draw:path>
          <draw:path draw:style-name="gr4" draw:text-style-name="P2" draw:layer="layout" svg:width="0.192cm" svg:height="0.223cm" svg:x="20.094cm" svg:y="5.643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05cm" svg:y="5.379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19cm" svg:y="5.585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23cm" svg:y="5.389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321cm" svg:y="5.765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494cm" svg:y="5.898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601cm" svg:y="5.765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773cm" svg:y="5.898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0.868cm" svg:y="5.762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21.033cm" svg:y="5.76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272cm" svg:height="0.891cm" svg:x="21.223cm" svg:y="3.278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44cm" svg:y="4.158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4cm" svg:y="4.45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4cm" svg:y="4.748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223cm" svg:y="5.043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g>
          <svg:title>TexMaths</svg:title>
          <svg:desc>14§display§\begin{pmatrix}
{c}^{A,B}_{\scriptscriptstyle 1,2,0}     \\   {c}^{A,B}_{\scriptscriptstyle 1,2,1}  \\ \vdots    \\   {c}^{A,B}_{\scriptscriptstyle 1,2,72} \\

\end{pmatrix}
§svg§600§FALSE§</svg:desc>
          <draw:polygon draw:style-name="gr3" draw:text-style-name="P1" draw:layer="layout" svg:width="1.993cm" svg:height="2.803cm" svg:x="19.644cm" svg:y="7.673cm" svg:viewBox="0 0 1994 2804" draw:points="997,2804 0,2804 0,0 1994,0 1994,2804">
            <text:p/>
          </draw:polygon>
          <draw:path draw:style-name="gr4" draw:text-style-name="P2" draw:layer="layout" svg:width="0.272cm" svg:height="0.891cm" svg:x="19.787cm" svg:y="7.777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87cm" svg:y="8.6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7cm" svg:y="8.9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7cm" svg:y="9.2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7cm" svg:y="9.542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192cm" svg:height="0.223cm" svg:x="20.179cm" svg:y="7.927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cm" svg:y="7.66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4cm" svg:y="7.868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6cm" svg:y="7.67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06cm" svg:y="8.048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79cm" svg:y="8.1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672cm" svg:y="8.0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858cm" svg:y="8.1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0.949cm" svg:y="8.048cm" svg:viewBox="0 0 130 171" svg:d="M130 85c0-16 0-85-66-85-64 0-64 69-64 85 0 19 0 86 64 86 66 0 66-67 66-86zM64 162c-8 0-29-2-36-28-3-14-3-30-3-51 0-19 0-35 4-49 6-21 26-26 35-26 19 0 33 10 37 27 4 13 4 34 4 48 0 16 0 37-4 51-6 24-27 28-37 28z">
            <text:p/>
          </draw:path>
          <draw:path draw:style-name="gr4" draw:text-style-name="P2" draw:layer="layout" svg:width="0.192cm" svg:height="0.223cm" svg:x="20.179cm" svg:y="8.576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cm" svg:y="8.31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4cm" svg:y="8.5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6cm" svg:y="8.32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406cm" svg:y="8.6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579cm" svg:y="8.8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672cm" svg:y="8.69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858cm" svg:y="8.8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0.964cm" svg:y="8.6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616cm" svg:y="9.265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16cm" svg:y="9.4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616cm" svg:y="9.658cm" svg:viewBox="0 0 53 53" svg:d="M53 27c0-14-11-27-26-27-14 0-27 13-27 27 0 15 13 26 27 26 15 0 26-11 26-26z">
            <text:p/>
          </draw:path>
          <draw:path draw:style-name="gr4" draw:text-style-name="P2" draw:layer="layout" svg:width="0.192cm" svg:height="0.223cm" svg:x="20.095cm" svg:y="10.142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06cm" svg:y="9.87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2cm" svg:y="10.084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24cm" svg:y="9.888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0.322cm" svg:y="10.264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0.495cm" svg:y="10.3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588cm" svg:y="10.264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74cm" svg:y="10.3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0.869cm" svg:y="10.261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21.034cm" svg:y="10.264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272cm" svg:height="0.891cm" svg:x="21.224cm" svg:y="7.777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441cm" svg:y="8.6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41cm" svg:y="8.9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441cm" svg:y="9.2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224cm" svg:y="9.542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g>
          <svg:title>TexMaths</svg:title>
          <svg:desc>14§display§\begin{pmatrix}
{c}^{A,B}_{\scriptscriptstyle 22, 23, 0}     \\   {c}^{A,B}_{\scriptscriptstyle 22, 23,1}  \\ \vdots    \\  {c}^{A,B}_{\scriptscriptstyle 22, 23,72} \\

\end{pmatrix}
§svg§600§FALSE§</svg:desc>
          <draw:polygon draw:style-name="gr3" draw:text-style-name="P1" draw:layer="layout" svg:width="2.327cm" svg:height="2.803cm" svg:x="19.645cm" svg:y="13.973cm" svg:viewBox="0 0 2328 2804" draw:points="1165,2804 0,2804 0,0 2328,0 2328,2804">
            <text:p/>
          </draw:polygon>
          <draw:path draw:style-name="gr4" draw:text-style-name="P2" draw:layer="layout" svg:width="0.272cm" svg:height="0.891cm" svg:x="19.788cm" svg:y="14.077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88cm" svg:y="14.9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8cm" svg:y="15.2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88cm" svg:y="15.5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88cm" svg:y="15.842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192cm" svg:height="0.223cm" svg:x="20.18cm" svg:y="14.227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1cm" svg:y="13.96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5cm" svg:y="14.168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7cm" svg:y="13.97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94cm" svg:y="14.3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0.561cm" svg:y="14.34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47cm" svg:y="14.4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839cm" svg:y="14.34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8cm" svg:height="0.17cm" svg:x="21.004cm" svg:y="14.34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92cm" svg:y="14.48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1.283cm" svg:y="14.348cm" svg:viewBox="0 0 130 171" svg:d="M130 85c0-16 0-85-66-85-64 0-64 69-64 85 0 19 0 86 64 86 66 0 66-67 66-86zM64 162c-8 0-29-2-36-28-3-14-3-30-3-51 0-19 0-35 4-49 6-21 26-26 35-26 19 0 33 10 37 27 4 13 4 34 4 48 0 16 0 37-4 51-6 24-27 28-37 28z">
            <text:p/>
          </draw:path>
          <draw:path draw:style-name="gr4" draw:text-style-name="P2" draw:layer="layout" svg:width="0.192cm" svg:height="0.223cm" svg:x="20.18cm" svg:y="14.876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1cm" svg:y="14.61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5cm" svg:y="14.8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7cm" svg:y="14.62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94cm" svg:y="14.99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0.561cm" svg:y="14.996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747cm" svg:y="15.1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839cm" svg:y="14.996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8cm" svg:height="0.17cm" svg:x="21.004cm" svg:y="14.996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92cm" svg:y="15.13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298cm" svg:y="14.996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783cm" svg:y="15.565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783cm" svg:y="15.7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783cm" svg:y="15.958cm" svg:viewBox="0 0 53 53" svg:d="M53 27c0-14-11-27-26-27-14 0-27 13-27 27 0 15 13 26 27 26 15 0 26-11 26-26z">
            <text:p/>
          </draw:path>
          <draw:path draw:style-name="gr4" draw:text-style-name="P2" draw:layer="layout" svg:width="0.192cm" svg:height="0.223cm" svg:x="20.096cm" svg:y="16.442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07cm" svg:y="16.17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21cm" svg:y="16.384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24cm" svg:y="16.188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1cm" svg:y="16.564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4" draw:text-style-name="P2" draw:layer="layout" svg:width="0.124cm" svg:height="0.164cm" svg:x="20.477cm" svg:y="16.564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0.663cm" svg:y="16.6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757cm" svg:y="16.564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4" draw:text-style-name="P2" draw:layer="layout" svg:width="0.128cm" svg:height="0.17cm" svg:x="20.92cm" svg:y="16.564cm" svg:viewBox="0 0 129 171" svg:d="M62 83c23 0 39 14 39 39s-17 39-38 39c-3 0-32 0-46-14 11-1 14-8 14-14 0-10-7-15-16-15-8 0-15 5-15 15 0 25 29 38 63 38 41 0 66-25 66-49 0-20-18-38-46-44 29-9 37-29 37-43 0-20-25-35-56-35-30 0-56 13-56 35 0 13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08cm" svg:y="16.697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1.203cm" svg:y="16.561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2cm" svg:height="0.164cm" svg:x="21.368cm" svg:y="16.564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272cm" svg:height="0.891cm" svg:x="21.559cm" svg:y="14.077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776cm" svg:y="14.957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776cm" svg:y="15.25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776cm" svg:y="15.547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559cm" svg:y="15.842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g>
          <svg:title>TexMaths</svg:title>
          <svg:desc>14§display§\begin{pmatrix}
{c}^{A,B}_{\scriptscriptstyle 23, 23, 0}     \\   {c}^{A,B}_{\scriptscriptstyle 23, 23,1}  \\ \vdots    \\  {c}^{A,B}_{\scriptscriptstyle 23, 23,72} \\

\end{pmatrix}
§svg§600§FALSE§</svg:desc>
          <draw:polygon draw:style-name="gr3" draw:text-style-name="P1" draw:layer="layout" svg:width="2.327cm" svg:height="2.803cm" svg:x="19.647cm" svg:y="18.975cm" svg:viewBox="0 0 2328 2804" draw:points="1165,2804 0,2804 0,0 2328,0 2328,2804">
            <text:p/>
          </draw:polygon>
          <draw:path draw:style-name="gr4" draw:text-style-name="P2" draw:layer="layout" svg:width="0.272cm" svg:height="0.891cm" svg:x="19.79cm" svg:y="19.079cm" svg:viewBox="0 0 273 892" svg:d="M41 892c11 0 14 0 14-7 1-346 42-633 214-874 4-4 4-5 4-5 0-6-4-6-11-6-9 0-10 0-11 1-2 2-65 73-115 173-65 130-105 280-125 459-1 15-11 117-11 233v20c0 6 3 6 14 6z">
            <text:p/>
          </draw:path>
          <draw:path draw:style-name="gr4" draw:text-style-name="P2" draw:layer="layout" svg:width="0.055cm" svg:height="0.306cm" svg:x="19.79cm" svg:y="19.95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9cm" svg:y="20.255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19.79cm" svg:y="20.549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19.79cm" svg:y="20.844cm" svg:viewBox="0 0 273 892" svg:d="M14 0c-11 0-14 0-14 6v19c0 301 55 478 69 527 33 109 89 225 172 326 7 9 8 11 11 12 1 0 1 2 10 2 7 0 11 0 11-6 0 0 0-1-3-6-165-228-214-502-215-873 0-7-3-7-14-7z">
            <text:p/>
          </draw:path>
          <draw:path draw:style-name="gr4" draw:text-style-name="P2" draw:layer="layout" svg:width="0.192cm" svg:height="0.223cm" svg:x="20.182cm" svg:y="19.229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3cm" svg:y="18.96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7cm" svg:y="19.17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9cm" svg:y="18.974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96cm" svg:y="19.35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56cm" svg:y="19.35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749cm" svg:y="19.48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841cm" svg:y="19.35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8cm" svg:height="0.17cm" svg:x="21.006cm" svg:y="19.35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94cm" svg:y="19.48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1.285cm" svg:y="19.35cm" svg:viewBox="0 0 130 171" svg:d="M130 85c0-16 0-85-66-85-64 0-64 69-64 85 0 19 0 86 64 86 66 0 66-67 66-86zM64 162c-8 0-29-2-36-28-3-14-3-30-3-51 0-19 0-35 4-49 6-21 26-26 35-26 19 0 33 10 37 27 4 13 4 34 4 48 0 16 0 37-4 51-6 24-27 28-37 28z">
            <text:p/>
          </draw:path>
          <draw:path draw:style-name="gr4" draw:text-style-name="P2" draw:layer="layout" svg:width="0.192cm" svg:height="0.223cm" svg:x="20.182cm" svg:y="19.878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93cm" svg:y="19.614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707cm" svg:y="19.819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809cm" svg:y="19.623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96cm" svg:y="19.998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0.56cm" svg:y="19.998cm" svg:viewBox="0 0 129 171" svg:d="M62 83c23 0 39 14 39 39s-17 39-38 39c-3 0-34 0-46-14 11-1 14-8 14-14 0-10-7-15-16-15-8 0-15 5-15 15 0 25 29 38 63 38 41 0 66-25 66-49 0-20-18-38-46-44 29-9 37-29 37-43 0-20-25-35-56-35-30 0-56 13-56 35 0 11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749cm" svg:y="20.13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841cm" svg:y="19.998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8cm" svg:height="0.17cm" svg:x="21.006cm" svg:y="19.998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94cm" svg:y="20.133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1.3cm" svg:y="19.998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0.785cm" svg:y="20.567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785cm" svg:y="20.764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0.785cm" svg:y="20.96cm" svg:viewBox="0 0 53 53" svg:d="M53 27c0-14-11-27-26-27-14 0-27 13-27 27 0 15 13 26 27 26 15 0 26-11 26-26z">
            <text:p/>
          </draw:path>
          <draw:path draw:style-name="gr4" draw:text-style-name="P2" draw:layer="layout" svg:width="0.192cm" svg:height="0.223cm" svg:x="20.098cm" svg:y="21.444cm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
            <text:p/>
          </draw:path>
          <draw:path draw:style-name="gr4" draw:text-style-name="P2" draw:layer="layout" svg:width="0.259cm" svg:height="0.245cm" svg:x="20.309cm" svg:y="21.18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0.623cm" svg:y="21.38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0.726cm" svg:y="21.19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0.312cm" svg:y="21.566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4" draw:text-style-name="P2" draw:layer="layout" svg:width="0.128cm" svg:height="0.17cm" svg:x="20.476cm" svg:y="21.566cm" svg:viewBox="0 0 129 171" svg:d="M62 83c23 0 39 14 39 39s-17 39-38 39c-3 0-34 0-46-14 11-1 14-8 14-14 0-10-7-15-16-15-8 0-15 5-15 15 0 25 29 38 63 38 41 0 66-25 66-49 0-20-18-38-46-44 29-9 37-29 37-43 0-20-25-35-56-35-30 0-56 13-56 35 0 13 10 15 14 15 7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0.665cm" svg:y="21.69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0.759cm" svg:y="21.566cm" svg:viewBox="0 0 125 165" svg:d="M125 118h-12c0 4-2 19-7 22-2 1-22 1-26 1h-49c17-12 35-26 50-36 23-15 44-29 44-56 0-31-31-49-66-49-34 0-59 20-59 43 0 13 11 16 14 16 7 0 15-4 15-14s-7-14-14-16c7-11 21-18 38-18 24 0 44 14 44 38 0 21-14 38-33 53l-61 52c-3 1-3 1-3 4v7h116z">
            <text:p/>
          </draw:path>
          <draw:path draw:style-name="gr4" draw:text-style-name="P2" draw:layer="layout" svg:width="0.128cm" svg:height="0.17cm" svg:x="20.922cm" svg:y="21.566cm" svg:viewBox="0 0 129 171" svg:d="M62 83c23 0 39 14 39 39s-17 39-38 39c-3 0-32 0-46-14 11-1 14-8 14-14 0-10-7-15-16-15-8 0-15 5-15 15 0 25 29 38 63 38 41 0 66-25 66-49 0-20-18-38-46-44 29-9 37-29 37-43 0-20-25-35-56-35-30 0-56 13-56 35 0 13 10 15 14 15 9 0 14-5 14-14 0-7-2-14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1.11cm" svg:y="21.699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21.205cm" svg:y="21.563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2cm" svg:height="0.164cm" svg:x="21.37cm" svg:y="21.566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272cm" svg:height="0.891cm" svg:x="21.561cm" svg:y="19.079cm" svg:viewBox="0 0 273 892" svg:d="M273 866c0-300-55-477-70-526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21.778cm" svg:y="19.95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778cm" svg:y="20.255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1.778cm" svg:y="20.549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1.561cm" svg:y="20.844cm" svg:viewBox="0 0 273 892" svg:d="M273 6c-1-6-4-6-14-6h-28c-10 0-14 0-14 7 0 50 0 168-13 291-26 255-92 431-201 582-3 5-3 6-3 6 0 6 4 6 11 6 9 0 9 0 10-2 3-1 64-73 115-172 66-130 106-280 124-459 2-15 13-118 13-234z">
            <text:p/>
          </draw:path>
        </draw:g>
        <draw:line draw:style-name="gr5" draw:text-style-name="P3" draw:layer="layout" svg:x1="17.048cm" svg:y1="4.667cm" svg:x2="19.588cm" svg:y2="4.667cm">
          <text:p/>
        </draw:line>
        <draw:line draw:style-name="gr5" draw:text-style-name="P3" draw:layer="layout" svg:x1="17.637cm" svg:y1="8.976cm" svg:x2="19.575cm" svg:y2="8.976cm">
          <text:p/>
        </draw:line>
        <draw:line draw:style-name="gr5" draw:text-style-name="P3" draw:layer="layout" svg:x1="18.779cm" svg:y1="15.293cm" svg:x2="19.543cm" svg:y2="15.293cm">
          <text:p/>
        </draw:line>
        <draw:line draw:style-name="gr5" draw:text-style-name="P3" draw:layer="layout" svg:x1="17.764cm" svg:y1="20.269cm" svg:x2="19.549cm" svg:y2="20.269cm">
          <text:p/>
        </draw:line>
        <draw:g>
          <svg:title>TexMaths</svg:title>
          <svg:desc>10§latex§(1) Chr$_1$-Chr$_1$(C$_1$)§svg§600§FALSE§</svg:desc>
          <draw:polygon draw:style-name="gr1" draw:text-style-name="P1" draw:layer="layout" svg:width="2.849cm" svg:height="0.35cm" draw:transform="rotate (1.5707963267949) translate (3.867cm 6.04cm)" svg:viewBox="0 0 2850 351" draw:points="1425,351 0,351 0,0 2850,0 2850,351">
            <text:p/>
          </draw:polygon>
          <draw:path draw:style-name="gr2" draw:text-style-name="P2" draw:layer="layout" svg:width="0.082cm" svg:height="0.351cm" draw:transform="rotate (1.5707963267949) translate (3.866cm 6.005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16cm" svg:height="0.234cm" draw:transform="rotate (1.5707963267949) translate (3.896cm 5.873cm)" svg:viewBox="0 0 117 235" svg:d="M73 9c0-8 0-9-8-9-22 23-54 23-65 23v11c7 0 28 0 46-10v183c0 13-1 17-33 17h-11v11c13-1 43-1 58-1 14 0 45 0 57 1v-11h-11c-32 0-33-4-33-17z">
            <text:p/>
          </draw:path>
          <draw:path draw:style-name="gr2" draw:text-style-name="P2" draw:layer="layout" svg:width="0.082cm" svg:height="0.351cm" draw:transform="rotate (1.5707963267949) translate (3.866cm 5.709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3.882cm 5.456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3.886cm 5.21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3.974cm 5.018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4.019cm 4.864cm)" svg:viewBox="0 0 91 164" svg:d="M56 7c0-7 0-7-7-7-16 16-39 16-49 16v9c6 0 22 0 36-7v126c0 8 0 11-25 11h-9v9c4 0 35-1 44-1 8 0 39 1 45 1v-9h-10c-25 0-25-3-25-11z">
            <text:p/>
          </draw:path>
          <draw:polygon draw:style-name="gr2" draw:text-style-name="P2" draw:layer="layout" svg:width="0.093cm" svg:height="0.02cm" draw:transform="rotate (1.5707963267949) translate (4.044cm 4.729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3.882cm 4.597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3.886cm 4.352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3.974cm 4.159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4.019cm 4.005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082cm" svg:height="0.351cm" draw:transform="rotate (1.5707963267949) translate (3.866cm 3.839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3.882cm 3.718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09cm" svg:height="0.163cm" draw:transform="rotate (1.5707963267949) translate (4.019cm 3.458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082cm" svg:height="0.351cm" draw:transform="rotate (1.5707963267949) translate (3.866cm 3.308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) Chr$_1$-Chr$_2$(C$_12$)§svg§600§FALSE§</svg:desc>
          <draw:polygon draw:style-name="gr1" draw:text-style-name="P1" draw:layer="layout" svg:width="3.024cm" svg:height="0.35cm" draw:transform="rotate (1.5707963267949) translate (2.471cm 10.707cm)" svg:viewBox="0 0 3025 351" draw:points="1512,351 0,351 0,0 3025,0 3025,351">
            <text:p/>
          </draw:polygon>
          <draw:path draw:style-name="gr2" draw:text-style-name="P2" draw:layer="layout" svg:width="0.082cm" svg:height="0.351cm" draw:transform="rotate (1.5707963267949) translate (2.47cm 10.672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2.5cm 10.553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082cm" svg:height="0.351cm" draw:transform="rotate (1.5707963267949) translate (2.47cm 10.376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2.486cm 10.123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2.49cm 9.878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578cm 9.68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09cm" svg:height="0.163cm" draw:transform="rotate (1.5707963267949) translate (2.623cm 9.531cm)" svg:viewBox="0 0 91 164" svg:d="M56 7c0-7 0-7-7-7-16 16-39 16-49 16v9c6 0 22 0 36-7v126c0 8 0 11-25 11h-9v9c4 0 35-1 44-1 8 0 39 1 45 1v-9h-10c-25 0-25-3-25-11z">
            <text:p/>
          </draw:path>
          <draw:polygon draw:style-name="gr2" draw:text-style-name="P2" draw:layer="layout" svg:width="0.093cm" svg:height="0.02cm" draw:transform="rotate (1.5707963267949) translate (2.648cm 9.396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2.486cm 9.264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2" draw:text-style-name="P2" draw:layer="layout" svg:width="0.177cm" svg:height="0.244cm" draw:transform="rotate (1.5707963267949) translate (2.49cm 9.01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578cm 8.826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2.623cm 8.683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082cm" svg:height="0.351cm" draw:transform="rotate (1.5707963267949) translate (2.47cm 8.506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2.486cm 8.385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09cm" svg:height="0.163cm" draw:transform="rotate (1.5707963267949) translate (2.623cm 8.125cm)" svg:viewBox="0 0 91 164" svg:d="M56 7c0-7 0-7-7-7-16 16-39 16-49 16v9c6 0 22 0 36-7v126c0 8 0 11-25 11h-9v9c4 0 35-1 44-1 8 0 39 1 45 1v-9h-10c-25 0-25-3-25-11z">
            <text:p/>
          </draw:path>
          <draw:path draw:style-name="gr2" draw:text-style-name="P2" draw:layer="layout" svg:width="0.14cm" svg:height="0.234cm" draw:transform="rotate (1.5707963267949) translate (2.5cm 7.977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082cm" svg:height="0.351cm" draw:transform="rotate (1.5707963267949) translate (2.47cm 7.799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5) Chr$_{22}$-Chr$_{23}$(C$_{22,23}$)§svg§600§FALSE§</svg:desc>
          <draw:polygon draw:style-name="gr1" draw:text-style-name="P1" draw:layer="layout" svg:width="3.983cm" svg:height="0.363cm" draw:transform="rotate (1.5707963267949) translate (1.195cm 17.369cm)" svg:viewBox="0 0 3984 364" draw:points="1992,364 0,364 0,0 3984,0 3984,364">
            <text:p/>
          </draw:polygon>
          <draw:path draw:style-name="gr2" draw:text-style-name="P2" draw:layer="layout" svg:width="0.082cm" svg:height="0.351cm" draw:transform="rotate (1.5707963267949) translate (1.194cm 17.334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1.224cm 17.215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151cm" svg:height="0.245cm" draw:transform="rotate (1.5707963267949) translate (1.22cm 17.038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2" draw:text-style-name="P2" draw:layer="layout" svg:width="0.14cm" svg:height="0.242cm" draw:transform="rotate (1.5707963267949) translate (1.224cm 16.865cm)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2" draw:text-style-name="P2" draw:layer="layout" svg:width="0.082cm" svg:height="0.351cm" draw:transform="rotate (1.5707963267949) translate (1.194cm 16.688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1.21cm 16.435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1.214cm 16.1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1.302cm 15.997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1.347cm 15.854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09cm" svg:height="0.163cm" draw:transform="rotate (1.5707963267949) translate (1.347cm 15.715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olygon draw:style-name="gr2" draw:text-style-name="P2" draw:layer="layout" svg:width="0.093cm" svg:height="0.02cm" draw:transform="rotate (1.5707963267949) translate (1.372cm 15.568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1.21cm 15.436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1.214cm 15.19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1.302cm 14.998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1.347cm 14.855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1.347cm 14.718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1.194cm 14.538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1.21cm 14.41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09cm" svg:height="0.163cm" draw:transform="rotate (1.5707963267949) translate (1.347cm 14.168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09cm" svg:height="0.163cm" draw:transform="rotate (1.5707963267949) translate (1.347cm 14.029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031cm" svg:height="0.076cm" draw:transform="rotate (1.5707963267949) translate (1.482cm 13.877cm)" svg:viewBox="0 0 32 77" svg:d="M25 25c0 13-2 29-20 45-1 1-1 2-1 3 0 2 2 4 3 4 4 0 25-20 25-50 0-15-6-27-18-27-8 0-14 6-14 14s6 15 15 15c6 0 10-4 10-4z">
            <text:p/>
          </draw:path>
          <draw:path draw:style-name="gr2" draw:text-style-name="P2" draw:layer="layout" svg:width="0.109cm" svg:height="0.163cm" draw:transform="rotate (1.5707963267949) translate (1.347cm 13.806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1.347cm 13.669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1.194cm 13.502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6) Chr$_{23}$-Chr$_{23}$(C$_{23}$)§svg§600§FALSE§</svg:desc>
          <draw:polygon draw:style-name="gr1" draw:text-style-name="P1" draw:layer="layout" svg:width="3.619cm" svg:height="0.35cm" draw:transform="rotate (1.5707963267949) translate (2.891cm 22.122cm)" svg:viewBox="0 0 3620 351" draw:points="1810,351 0,351 0,0 3620,0 3620,351">
            <text:p/>
          </draw:polygon>
          <draw:path draw:style-name="gr2" draw:text-style-name="P2" draw:layer="layout" svg:width="0.082cm" svg:height="0.351cm" draw:transform="rotate (1.5707963267949) translate (2.89cm 22.087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4cm" svg:height="0.234cm" draw:transform="rotate (1.5707963267949) translate (2.92cm 21.968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2" draw:text-style-name="P2" draw:layer="layout" svg:width="0.151cm" svg:height="0.245cm" draw:transform="rotate (1.5707963267949) translate (2.916cm 21.791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2" draw:text-style-name="P2" draw:layer="layout" svg:width="0.146cm" svg:height="0.242cm" draw:transform="rotate (1.5707963267949) translate (2.92cm 21.621cm)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2" draw:text-style-name="P2" draw:layer="layout" svg:width="0.082cm" svg:height="0.351cm" draw:transform="rotate (1.5707963267949) translate (2.89cm 21.441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14cm" svg:height="0.256cm" draw:transform="rotate (1.5707963267949) translate (2.906cm 21.188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2.91cm 20.943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998cm 20.7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3.043cm 20.607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20.47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olygon draw:style-name="gr2" draw:text-style-name="P2" draw:layer="layout" svg:width="0.093cm" svg:height="0.02cm" draw:transform="rotate (1.5707963267949) translate (3.068cm 20.321cm)" svg:viewBox="0 0 94 21" draw:points="94,21 94,0 0,0 0,21">
            <text:p/>
          </draw:polygon>
          <draw:path draw:style-name="gr2" draw:text-style-name="P2" draw:layer="layout" svg:width="0.214cm" svg:height="0.256cm" draw:transform="rotate (1.5707963267949) translate (2.906cm 20.189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77cm" svg:height="0.244cm" draw:transform="rotate (1.5707963267949) translate (2.91cm 19.944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2" draw:text-style-name="P2" draw:layer="layout" svg:width="0.118cm" svg:height="0.155cm" draw:transform="rotate (1.5707963267949) translate (2.998cm 19.751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09cm" svg:height="0.163cm" draw:transform="rotate (1.5707963267949) translate (3.043cm 19.608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19.471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2" draw:text-style-name="P2" draw:layer="layout" svg:width="0.082cm" svg:height="0.351cm" draw:transform="rotate (1.5707963267949) translate (2.89cm 19.291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214cm" svg:height="0.256cm" draw:transform="rotate (1.5707963267949) translate (2.906cm 19.1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2" draw:text-style-name="P2" draw:layer="layout" svg:width="0.109cm" svg:height="0.163cm" draw:transform="rotate (1.5707963267949) translate (3.043cm 18.921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2" draw:text-style-name="P2" draw:layer="layout" svg:width="0.113cm" svg:height="0.168cm" draw:transform="rotate (1.5707963267949) translate (3.043cm 18.784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3 0-3 3c0 4 3 4 7 4z">
            <text:p/>
          </draw:path>
          <draw:path draw:style-name="gr2" draw:text-style-name="P2" draw:layer="layout" svg:width="0.082cm" svg:height="0.351cm" draw:transform="rotate (1.5707963267949) translate (2.89cm 18.619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44§display§\vdots§svg§600§FALSE§</svg:desc>
          <draw:polygon draw:style-name="gr1" draw:text-style-name="P1" draw:layer="layout" svg:width="0.43cm" svg:height="1.403cm" svg:x="6.234cm" svg:y="11.474cm" svg:viewBox="0 0 431 1404" draw:points="216,1404 0,1404 0,0 431,0 431,1404">
            <text:p/>
          </draw:polygon>
          <draw:path draw:style-name="gr2" draw:text-style-name="P2" draw:layer="layout" svg:width="0.166cm" svg:height="0.166cm" svg:x="6.366cm" svg:y="11.474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6.366cm" svg:y="12.09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6.366cm" svg:y="12.711cm" svg:viewBox="0 0 167 167" svg:d="M167 84c0-44-35-84-83-84-44 0-84 40-84 84 0 48 40 83 84 83 48 0 83-35 83-83z">
            <text:p/>
          </draw:path>
        </draw:g>
        <draw:g>
          <svg:title>TexMaths</svg:title>
          <svg:desc>44§display§\vdots§svg§600§FALSE§</svg:desc>
          <draw:polygon draw:style-name="gr1" draw:text-style-name="P1" draw:layer="layout" svg:width="0.43cm" svg:height="1.403cm" svg:x="13.434cm" svg:y="11.475cm" svg:viewBox="0 0 431 1404" draw:points="216,1404 0,1404 0,0 431,0 431,1404">
            <text:p/>
          </draw:polygon>
          <draw:path draw:style-name="gr2" draw:text-style-name="P2" draw:layer="layout" svg:width="0.166cm" svg:height="0.166cm" svg:x="13.566cm" svg:y="11.475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13.566cm" svg:y="12.091cm" svg:viewBox="0 0 167 167" svg:d="M167 84c0-44-35-84-83-84-44 0-84 40-84 84 0 48 40 83 84 83 48 0 83-35 83-83z">
            <text:p/>
          </draw:path>
          <draw:path draw:style-name="gr2" draw:text-style-name="P2" draw:layer="layout" svg:width="0.166cm" svg:height="0.166cm" svg:x="13.566cm" svg:y="12.712cm" svg:viewBox="0 0 167 167" svg:d="M167 84c0-44-35-84-83-84-44 0-84 40-84 84 0 48 40 83 84 83 48 0 83-35 83-83z">
            <text:p/>
          </draw:path>
        </draw:g>
        <draw:g>
          <svg:title>TexMaths</svg:title>
          <svg:desc>14§display§\begin{pmatrix}
{C}^{A,B}_{\scriptscriptstyle 1,1,0}     &amp;   {C}^{A,B}_{\scriptscriptstyle 1,1,1}  &amp; \cdots    &amp;   {C}^{A,B}_{\scriptscriptstyle 1,1,72} \\
{C}^{A,B}_{\scriptscriptstyle 1,2,0}     &amp;   {C}^{A,B}_{\scriptscriptstyle 1,2,1}  &amp; \cdots    &amp;   {C}^{A,B}_{\scriptscriptstyle 1,2,72} \\
\vdots &amp; \vdots &amp; \vdots  &amp; \vdots\\
{C}^{A,B}_{\scriptscriptstyle 22,23,0}     &amp;   {C}^{A,B}_{\scriptscriptstyle 22,23,1}  &amp; \cdots    &amp;   {C}^{A,B}_{\scriptscriptstyle 22,23,72} \\
{C}^{A,B}_{\scriptscriptstyle 23,23,0}     &amp;   {C}^{A,B}_{\scriptscriptstyle 23,23,1}  &amp; \cdots    &amp;   {C}^{A,B}_{\scriptscriptstyle 23,23,72} \\
\end{pmatrix}
§svg§600§FALSE§</svg:desc>
          <draw:polygon draw:style-name="gr3" draw:text-style-name="P1" draw:layer="layout" svg:width="7.476cm" svg:height="3.539cm" svg:x="23.845cm" svg:y="10.162cm" svg:viewBox="0 0 7477 3540" draw:points="3738,3540 0,3540 0,0 7477,0 7477,3540">
            <text:p/>
          </draw:polygon>
          <draw:path draw:style-name="gr4" draw:text-style-name="P2" draw:layer="layout" svg:width="0.272cm" svg:height="0.891cm" svg:x="23.988cm" svg:y="10.162cm" svg:viewBox="0 0 273 892" svg:d="M41 892c11 0 14 0 14-7 1-346 42-633 214-874 4-4 4-5 4-5 0-6-4-6-11-6-9 0-10 0-11 1-2 2-65 73-115 173-65 130-105 280-125 459-1 15-11 117-11 234v19c0 6 3 6 14 6z">
            <text:p/>
          </draw:path>
          <draw:path draw:style-name="gr4" draw:text-style-name="P2" draw:layer="layout" svg:width="0.055cm" svg:height="0.306cm" svg:x="23.988cm" svg:y="11.04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3.988cm" svg:y="11.338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3.988cm" svg:y="11.63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3.988cm" svg:y="11.92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3.988cm" svg:y="12.22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23.988cm" svg:y="12.518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23.988cm" svg:y="12.813cm" svg:viewBox="0 0 273 892" svg:d="M14 0c-11 0-14 0-14 6v19c0 301 55 478 69 527 33 109 89 225 172 326 7 9 8 11 11 12 1 0 1 2 10 2 7 0 11 0 11-6 0 0 0-1-3-5-165-229-214-503-215-874 0-7-3-7-14-7z">
            <text:p/>
          </draw:path>
          <draw:path draw:style-name="gr4" draw:text-style-name="P2" draw:layer="layout" svg:width="0.35cm" svg:height="0.359cm" svg:x="24.45cm" svg:y="10.302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4" draw:text-style-name="P2" draw:layer="layout" svg:width="0.259cm" svg:height="0.245cm" svg:x="24.831cm" svg:y="10.16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5.144cm" svg:y="10.37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5.248cm" svg:y="10.17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4.811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4.985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5.091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5.263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5.354cm" svg:y="10.553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35cm" svg:height="0.359cm" svg:x="26.382cm" svg:y="10.302cm" svg:viewBox="0 0 351 360" svg:d="M351 6c0-3-1-6-5-6-2 0-3 0-9 6l-33 37c-6-7-28-43-83-43-110 0-221 109-221 224 0 81 59 136 134 136 42 0 80-21 107-44 46-40 54-85 54-86 0-5-5-5-7-5s-4 0-5 5c-4 14-16 49-51 78-33 28-64 36-91 36-44 0-96-26-96-103 0-28 10-108 60-165 29-35 76-61 120-61 51 0 80 38 80 96 0 19-1 21-1 25 0 5 5 5 7 5 7 0 7-1 8-9z">
            <text:p/>
          </draw:path>
          <draw:path draw:style-name="gr4" draw:text-style-name="P2" draw:layer="layout" svg:width="0.259cm" svg:height="0.245cm" svg:x="26.762cm" svg:y="10.16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4" draw:text-style-name="P2" draw:layer="layout" svg:width="0.044cm" svg:height="0.107cm" svg:x="27.076cm" svg:y="10.37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7.178cm" svg:y="10.17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6.743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6.915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7.021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7.195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7.3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8.179cm" svg:y="10.49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398cm" svg:y="10.49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616cm" svg:y="10.499cm" svg:viewBox="0 0 53 53" svg:d="M53 27c0-14-11-27-26-27-14 0-27 13-27 27 0 15 13 26 27 26 15 0 26-11 26-26z">
            <text:p/>
          </draw:path>
          <draw:path draw:style-name="gr4" draw:text-style-name="P2" draw:layer="layout" svg:width="0.35cm" svg:height="0.359cm" svg:x="29.477cm" svg:y="10.302cm" svg:viewBox="0 0 351 360" svg:d="M351 6c0-3-1-6-5-6-2 0-3 0-9 6l-33 37c-4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4" draw:text-style-name="P2" draw:layer="layout" svg:width="0.259cm" svg:height="0.245cm" svg:x="29.858cm" svg:y="10.166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4" draw:text-style-name="P2" draw:layer="layout" svg:width="0.044cm" svg:height="0.107cm" svg:x="30.171cm" svg:y="10.37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30.275cm" svg:y="10.17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9.838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30.012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30.118cm" svg:y="10.553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30.29cm" svg:y="10.686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30.385cm" svg:y="10.55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30.551cm" svg:y="10.553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35cm" svg:height="0.359cm" svg:x="24.45cm" svg:y="10.95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4" draw:text-style-name="P2" draw:layer="layout" svg:width="0.259cm" svg:height="0.245cm" svg:x="24.831cm" svg:y="10.81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5.144cm" svg:y="11.02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5.248cm" svg:y="10.82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4.811cm" svg:y="11.201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4.985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5.078cm" svg:y="11.201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5.263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5.354cm" svg:y="11.201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35cm" svg:height="0.359cm" svg:x="26.382cm" svg:y="10.95cm" svg:viewBox="0 0 351 360" svg:d="M351 6c0-3-1-6-5-6-2 0-3 0-9 6l-33 37c-6-7-28-43-83-43-110 0-221 109-221 224 0 81 59 136 134 136 42 0 80-21 107-44 46-40 54-85 54-86 0-5-5-5-7-5s-4 0-5 5c-4 14-16 49-51 78-33 28-64 36-91 36-44 0-96-26-96-103 0-28 10-108 60-165 29-35 76-61 120-61 51 0 80 38 80 96 0 19-1 21-1 25 0 5 5 5 7 5 7 0 7-1 8-9z">
            <text:p/>
          </draw:path>
          <draw:path draw:style-name="gr4" draw:text-style-name="P2" draw:layer="layout" svg:width="0.259cm" svg:height="0.245cm" svg:x="26.762cm" svg:y="10.81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4" draw:text-style-name="P2" draw:layer="layout" svg:width="0.044cm" svg:height="0.107cm" svg:x="27.076cm" svg:y="11.02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7.178cm" svg:y="10.82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6.743cm" svg:y="11.201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26.915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7.009cm" svg:y="11.201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034cm" svg:height="0.079cm" svg:x="27.195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7.3cm" svg:y="11.201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8.179cm" svg:y="11.147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398cm" svg:y="11.147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616cm" svg:y="11.147cm" svg:viewBox="0 0 53 53" svg:d="M53 27c0-14-11-27-26-27-14 0-27 13-27 27 0 15 13 26 27 26 15 0 26-11 26-26z">
            <text:p/>
          </draw:path>
          <draw:path draw:style-name="gr4" draw:text-style-name="P2" draw:layer="layout" svg:width="0.35cm" svg:height="0.359cm" svg:x="29.477cm" svg:y="10.95cm" svg:viewBox="0 0 351 360" svg:d="M351 6c0-3-1-6-5-6-2 0-3 0-9 6l-33 37c-4-7-28-43-83-43-110 0-221 109-221 224 0 81 59 136 134 136 42 0 80-21 107-44 46-40 54-85 54-86 0-5-5-5-7-5s-4 0-5 5c-4 14-16 49-51 78-33 28-64 36-91 36-43 0-96-26-96-103 0-28 11-108 60-165 29-35 77-61 120-61 51 0 80 38 80 96 0 19-1 21-1 25 0 5 5 5 7 5 7 0 7-1 8-9z">
            <text:p/>
          </draw:path>
          <draw:path draw:style-name="gr4" draw:text-style-name="P2" draw:layer="layout" svg:width="0.259cm" svg:height="0.245cm" svg:x="29.858cm" svg:y="10.816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4" draw:text-style-name="P2" draw:layer="layout" svg:width="0.044cm" svg:height="0.107cm" svg:x="30.171cm" svg:y="11.022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30.275cm" svg:y="10.826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01cm" svg:height="0.164cm" svg:x="29.838cm" svg:y="11.201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34cm" svg:height="0.079cm" svg:x="30.012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30.104cm" svg:y="11.201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4" draw:text-style-name="P2" draw:layer="layout" svg:width="0.034cm" svg:height="0.079cm" svg:x="30.29cm" svg:y="11.335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30.385cm" svg:y="11.198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4cm" svg:height="0.164cm" svg:x="30.551cm" svg:y="11.201cm" svg:viewBox="0 0 125 165" svg:d="M125 118h-12c-1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052cm" svg:height="0.052cm" svg:x="24.969cm" svg:y="11.76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4.969cm" svg:y="11.966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4.969cm" svg:y="12.1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6.9cm" svg:y="11.76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6.9cm" svg:y="11.966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6.9cm" svg:y="12.1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44cm" svg:y="11.76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44cm" svg:y="11.966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44cm" svg:y="12.162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30.062cm" svg:y="11.769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30.062cm" svg:y="11.966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30.062cm" svg:y="12.162cm" svg:viewBox="0 0 53 53" svg:d="M53 27c0-14-11-27-26-27-14 0-27 13-27 27 0 15 13 26 27 26 15 0 26-11 26-26z">
            <text:p/>
          </draw:path>
          <draw:path draw:style-name="gr4" draw:text-style-name="P2" draw:layer="layout" svg:width="0.35cm" svg:height="0.359cm" svg:x="24.3cm" svg:y="12.517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19-1 25 0 5 5 5 7 5 7 0 7-1 8-11z">
            <text:p/>
          </draw:path>
          <draw:path draw:style-name="gr4" draw:text-style-name="P2" draw:layer="layout" svg:width="0.259cm" svg:height="0.245cm" svg:x="24.681cm" svg:y="12.38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8 155l71-113 17 113z">
            <text:p/>
          </draw:path>
          <draw:path draw:style-name="gr4" draw:text-style-name="P2" draw:layer="layout" svg:width="0.044cm" svg:height="0.107cm" svg:x="24.994cm" svg:y="12.588cm" svg:viewBox="0 0 45 108" svg:d="M35 35c0 18-3 41-28 63-1 1-1 3-1 4 0 3 2 6 4 6 5 0 35-28 35-70 0-21-9-38-25-38-12 0-20 10-20 20 0 11 8 21 21 21 8 0 14-6 14-6z">
            <text:p/>
          </draw:path>
          <draw:path draw:style-name="gr4" draw:text-style-name="P2" draw:layer="layout" svg:width="0.264cm" svg:height="0.236cm" svg:x="25.097cm" svg:y="12.39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4.649cm" svg:y="12.76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4cm" svg:height="0.164cm" svg:x="24.815cm" svg:y="12.767cm" svg:viewBox="0 0 125 165" svg:d="M125 118h-12c0 4-2 19-7 22-2 1-22 1-26 1h-49c17-12 35-26 50-36 23-15 44-29 44-56 0-31-31-49-66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25.001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5.094cm" svg:y="12.767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4" draw:text-style-name="P2" draw:layer="layout" svg:width="0.128cm" svg:height="0.17cm" svg:x="25.259cm" svg:y="12.76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4" draw:text-style-name="P2" draw:layer="layout" svg:width="0.034cm" svg:height="0.079cm" svg:x="25.447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5.538cm" svg:y="12.767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35cm" svg:height="0.359cm" svg:x="26.23cm" svg:y="12.517cm" svg:viewBox="0 0 351 360" svg:d="M351 6c0-3-1-6-5-6-2 0-3 0-9 6l-33 37c-6-7-28-43-83-43-110 0-221 109-221 224 0 81 59 136 134 136 42 0 80-21 107-44 46-40 54-85 54-86 0-5-5-5-7-5s-4 0-5 5c-4 14-16 49-51 78-33 28-64 36-91 36-43 0-96-26-96-103 0-28 11-108 60-165 29-35 76-61 120-61 51 0 80 38 80 96 0 19-1 19-1 25 0 5 5 5 7 5 7 0 7-1 8-11z">
            <text:p/>
          </draw:path>
          <draw:path draw:style-name="gr4" draw:text-style-name="P2" draw:layer="layout" svg:width="0.259cm" svg:height="0.245cm" svg:x="26.611cm" svg:y="12.382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4" draw:text-style-name="P2" draw:layer="layout" svg:width="0.044cm" svg:height="0.107cm" svg:x="26.925cm" svg:y="12.588cm" svg:viewBox="0 0 45 108" svg:d="M35 35c0 18-3 41-28 63-1 1-1 3-1 4 0 3 2 6 4 6 5 0 35-28 35-70 0-21-9-38-25-38-12 0-20 10-20 20 0 11 8 21 21 21 8 0 14-6 14-6z">
            <text:p/>
          </draw:path>
          <draw:path draw:style-name="gr4" draw:text-style-name="P2" draw:layer="layout" svg:width="0.264cm" svg:height="0.236cm" svg:x="27.028cm" svg:y="12.39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6.579cm" svg:y="12.76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4cm" svg:height="0.164cm" svg:x="26.746cm" svg:y="12.767cm" svg:viewBox="0 0 125 165" svg:d="M125 118h-12c0 4-2 19-7 22-2 1-22 1-26 1h-49c17-12 35-26 50-36 23-15 44-29 44-56 0-31-31-49-66-49-34 0-59 20-59 43 0 13 11 16 14 16 7 0 15-4 15-14s-7-14-14-16c7-11 21-18 38-18 24 0 45 14 45 38 0 21-15 38-34 53l-61 52c-3 1-3 1-3 4v7h116z">
            <text:p/>
          </draw:path>
          <draw:path draw:style-name="gr4" draw:text-style-name="P2" draw:layer="layout" svg:width="0.034cm" svg:height="0.079cm" svg:x="26.932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7.026cm" svg:y="12.76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27.189cm" svg:y="12.76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4" draw:text-style-name="P2" draw:layer="layout" svg:width="0.034cm" svg:height="0.079cm" svg:x="27.377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7.483cm" svg:y="12.76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8.179cm" svg:y="12.715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398cm" svg:y="12.715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616cm" svg:y="12.715cm" svg:viewBox="0 0 53 53" svg:d="M53 27c0-14-11-27-26-27-14 0-27 13-27 27 0 15 13 26 27 26 15 0 26-11 26-26z">
            <text:p/>
          </draw:path>
          <draw:path draw:style-name="gr4" draw:text-style-name="P2" draw:layer="layout" svg:width="0.35cm" svg:height="0.359cm" svg:x="29.31cm" svg:y="12.517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19-1 25 0 5 5 5 7 5 7 0 7-1 8-11z">
            <text:p/>
          </draw:path>
          <draw:path draw:style-name="gr4" draw:text-style-name="P2" draw:layer="layout" svg:width="0.259cm" svg:height="0.245cm" svg:x="29.691cm" svg:y="12.382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4" draw:text-style-name="P2" draw:layer="layout" svg:width="0.044cm" svg:height="0.107cm" svg:x="30.005cm" svg:y="12.588cm" svg:viewBox="0 0 45 108" svg:d="M35 35c0 18-3 41-28 63-1 1-1 3-1 4 0 3 2 6 4 6 5 0 35-28 35-70 0-21-9-38-25-38-12 0-20 10-20 20 0 11 8 21 21 21 8 0 14-6 14-6z">
            <text:p/>
          </draw:path>
          <draw:path draw:style-name="gr4" draw:text-style-name="P2" draw:layer="layout" svg:width="0.264cm" svg:height="0.236cm" svg:x="30.107cm" svg:y="12.392cm" svg:viewBox="0 0 265 237" svg:d="M41 210c-3 11-5 14-31 14-6 0-10 0-10 7 0 6 4 6 10 6h134c59 0 104-40 104-75 0-23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9.657cm" svg:y="12.767cm" svg:viewBox="0 0 125 165" svg:d="M125 118h-12c0 4-2 19-7 22-2 1-22 1-26 1h-49c17-12 35-26 50-36 23-15 44-29 44-56 0-31-31-49-66-49-34 0-59 20-59 43 0 13 11 16 14 16 7 0 15-4 15-14s-7-14-14-16c7-11 21-18 38-18 24 0 45 14 45 38 0 21-15 38-35 53l-60 52c-3 1-3 1-3 4v7h116z">
            <text:p/>
          </draw:path>
          <draw:path draw:style-name="gr4" draw:text-style-name="P2" draw:layer="layout" svg:width="0.122cm" svg:height="0.164cm" svg:x="29.825cm" svg:y="12.76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034cm" svg:height="0.079cm" svg:x="30.01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30.104cm" svg:y="12.76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128cm" svg:height="0.17cm" svg:x="30.268cm" svg:y="12.767cm" svg:viewBox="0 0 129 171" svg:d="M62 83c23 0 39 14 39 39s-17 39-38 39c-3 0-32 0-46-14 11-1 14-8 14-14 0-10-7-15-16-15-8 0-15 5-15 15 0 25 29 38 63 38 41 0 66-25 66-49 0-20-18-38-46-44 29-9 37-29 37-43 0-20-25-35-56-35-30 0-56 13-56 35 0 11 10 15 14 15 9 0 14-5 14-14 0-7-2-14-11-15 11-11 32-11 38-11 18 0 31 8 31 25 0 15-9 38-35 39-7 0-9 0-14 0-3 0-6 2-6 4 0 5 2 5 7 5z">
            <text:p/>
          </draw:path>
          <draw:path draw:style-name="gr4" draw:text-style-name="P2" draw:layer="layout" svg:width="0.034cm" svg:height="0.079cm" svg:x="30.457cm" svg:y="12.90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30.552cm" svg:y="12.766cm" svg:viewBox="0 0 134 174" svg:d="M132 18c1-1 1-1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2cm" svg:height="0.164cm" svg:x="30.717cm" svg:y="12.767cm" svg:viewBox="0 0 123 165" svg:d="M123 118h-10c0 4-2 19-7 22-2 1-22 1-26 1h-49c17-12 35-26 50-36 23-15 42-29 42-56 0-31-29-49-64-49-34 0-59 20-59 43 0 13 11 16 14 16 7 0 15-4 15-14s-7-14-14-16c7-11 21-18 38-18 24 0 44 14 44 38 0 21-14 38-34 53l-60 52c-3 1-3 1-3 4v7h116z">
            <text:p/>
          </draw:path>
          <draw:path draw:style-name="gr4" draw:text-style-name="P2" draw:layer="layout" svg:width="0.35cm" svg:height="0.359cm" svg:x="24.3cm" svg:y="13.166cm" svg:viewBox="0 0 351 360" svg:d="M351 6c0-3-1-6-5-6-2 0-3 0-9 6l-33 37c-6-7-28-43-83-43-110 0-221 109-221 224 0 81 59 136 134 136 42 0 80-21 107-44 46-40 54-85 54-86 0-5-5-5-7-5s-4 0-5 5c-4 14-16 49-51 78-33 28-64 36-91 36-43 0-96-26-96-103 0-28 11-108 60-165 29-35 77-61 120-61 51 0 80 38 80 96 0 19-1 19-1 25 0 5 5 5 7 5 7 0 7-1 8-11z">
            <text:p/>
          </draw:path>
          <draw:path draw:style-name="gr4" draw:text-style-name="P2" draw:layer="layout" svg:width="0.259cm" svg:height="0.245cm" svg:x="24.681cm" svg:y="13.03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8 155l71-113 17 113z">
            <text:p/>
          </draw:path>
          <draw:path draw:style-name="gr4" draw:text-style-name="P2" draw:layer="layout" svg:width="0.044cm" svg:height="0.107cm" svg:x="24.994cm" svg:y="13.23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5.097cm" svg:y="13.04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4.649cm" svg:y="13.417cm" svg:viewBox="0 0 125 165" svg:d="M125 118h-12c0 4-2 19-7 22-2 1-22 1-26 1h-49c17-12 35-26 50-36 23-15 44-29 44-56 0-31-31-49-66-49-34 0-59 20-59 43 0 13 11 16 14 16 7 0 15-4 15-14s-7-14-14-16c7-11 21-18 38-18 24 0 44 14 44 38 0 21-14 38-34 53l-60 52c-3 3-3 3-3 4v7h116z">
            <text:p/>
          </draw:path>
          <draw:path draw:style-name="gr4" draw:text-style-name="P2" draw:layer="layout" svg:width="0.128cm" svg:height="0.17cm" svg:x="24.812cm" svg:y="13.417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5.001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4cm" svg:height="0.164cm" svg:x="25.094cm" svg:y="13.417cm" svg:viewBox="0 0 125 165" svg:d="M125 118h-12c0 4-2 19-7 22-2 1-22 1-26 1h-49c17-12 35-26 50-36 23-15 44-29 44-56 0-31-31-49-66-49-34 0-59 20-59 43 0 13 11 16 14 16 7 0 15-4 15-14s-7-14-14-16c7-11 21-18 38-18 24 0 45 14 45 38 0 21-15 38-34 53l-61 52c-3 3-3 3-3 4v7h116z">
            <text:p/>
          </draw:path>
          <draw:path draw:style-name="gr4" draw:text-style-name="P2" draw:layer="layout" svg:width="0.128cm" svg:height="0.17cm" svg:x="25.259cm" svg:y="13.417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5.447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9cm" svg:height="0.17cm" svg:x="25.538cm" svg:y="13.417cm" svg:viewBox="0 0 130 171" svg:d="M130 85c0-16 0-85-66-85-64 0-64 69-64 85 0 19 0 86 64 86 66 0 66-67 66-86zM64 162c-8 0-29-2-36-28-3-14-3-30-3-51 0-19 0-35 4-49 6-21 26-26 35-26 20 0 33 10 37 27 4 13 4 34 4 48 0 16 0 37-4 51-6 24-27 28-37 28z">
            <text:p/>
          </draw:path>
          <draw:path draw:style-name="gr4" draw:text-style-name="P2" draw:layer="layout" svg:width="0.35cm" svg:height="0.359cm" svg:x="26.23cm" svg:y="13.166cm" svg:viewBox="0 0 351 360" svg:d="M351 6c0-3-1-6-5-6-2 0-3 0-9 6l-33 37c-6-7-28-43-83-43-110 0-221 109-221 224 0 81 59 136 134 136 42 0 80-21 107-44 46-40 54-85 54-86 0-5-5-5-7-5s-4 0-5 5c-4 14-16 49-51 78-33 28-64 36-91 36-43 0-96-26-96-103 0-28 11-108 60-165 29-35 76-61 120-61 51 0 80 38 80 96 0 19-1 19-1 25 0 5 5 5 7 5 7 0 7-1 8-11z">
            <text:p/>
          </draw:path>
          <draw:path draw:style-name="gr4" draw:text-style-name="P2" draw:layer="layout" svg:width="0.259cm" svg:height="0.245cm" svg:x="26.611cm" svg:y="13.03cm" svg:viewBox="0 0 260 246" svg:d="M52 206c-13 18-24 28-44 28-4 1-8 1-8 8 0 3 3 4 4 4 10 0 21-1 31-1 11 0 25 1 35 1 1 0 7 0 7-7 0-4-4-5-6-5s-15 0-15-10c0-4 4-10 6-13l28-43h98l8 57c-1 5-3 9-24 9-4 0-8 0-8 8 0 2 0 4 5 4 10 0 34-1 45-1 6 0 14 1 20 1 7 0 14 0 19 0 6 0 7-2 7-7s-4-5-9-5c-20 0-21-2-21-10l-31-214c-2-7-2-10-9-10s-8 3-11 8zM97 155l72-113 17 113z">
            <text:p/>
          </draw:path>
          <draw:path draw:style-name="gr4" draw:text-style-name="P2" draw:layer="layout" svg:width="0.044cm" svg:height="0.107cm" svg:x="26.925cm" svg:y="13.23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7.028cm" svg:y="13.04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6.579cm" svg:y="13.417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4" draw:text-style-name="P2" draw:layer="layout" svg:width="0.128cm" svg:height="0.17cm" svg:x="26.743cm" svg:y="13.417cm" svg:viewBox="0 0 129 171" svg:d="M62 83c23 0 39 14 39 39s-17 39-38 39c-3 0-34 0-46-14 11-1 14-8 14-14 0-10-7-15-16-15-8 0-15 5-15 15 0 25 29 38 63 38 41 0 66-25 66-49 0-20-18-38-46-44 29-9 37-29 37-43 0-20-25-35-56-35-30 0-56 13-56 35 0 13 10 15 14 15 7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6.932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27.026cm" svg:y="13.417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4" draw:text-style-name="P2" draw:layer="layout" svg:width="0.128cm" svg:height="0.17cm" svg:x="27.189cm" svg:y="13.417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27.377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01cm" svg:height="0.164cm" svg:x="27.483cm" svg:y="13.417cm" svg:viewBox="0 0 102 165" svg:d="M63 7c0-7 0-7-8-7-19 15-45 15-51 15h-4v12h4c6 0 23 0 37-7v124c0 7 0 10-27 10h-13v11c14-1 37-1 51-1 15 0 36 0 50 1v-11h-12c-27 0-27-3-27-10z">
            <text:p/>
          </draw:path>
          <draw:path draw:style-name="gr4" draw:text-style-name="P2" draw:layer="layout" svg:width="0.052cm" svg:height="0.052cm" svg:x="28.179cm" svg:y="13.363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398cm" svg:y="13.363cm" svg:viewBox="0 0 53 53" svg:d="M53 27c0-14-11-27-26-27-14 0-27 13-27 27 0 15 13 26 27 26 15 0 26-11 26-26z">
            <text:p/>
          </draw:path>
          <draw:path draw:style-name="gr4" draw:text-style-name="P2" draw:layer="layout" svg:width="0.052cm" svg:height="0.052cm" svg:x="28.616cm" svg:y="13.363cm" svg:viewBox="0 0 53 53" svg:d="M53 27c0-14-11-27-26-27-14 0-27 13-27 27 0 15 13 26 27 26 15 0 26-11 26-26z">
            <text:p/>
          </draw:path>
          <draw:path draw:style-name="gr4" draw:text-style-name="P2" draw:layer="layout" svg:width="0.35cm" svg:height="0.359cm" svg:x="29.31cm" svg:y="13.166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19-1 25 0 5 5 5 7 5 7 0 7-1 8-11z">
            <text:p/>
          </draw:path>
          <draw:path draw:style-name="gr4" draw:text-style-name="P2" draw:layer="layout" svg:width="0.259cm" svg:height="0.245cm" svg:x="29.691cm" svg:y="13.03cm" svg:viewBox="0 0 260 246" svg:d="M52 206c-13 18-24 28-44 28-4 1-8 1-8 8 0 3 3 4 4 4 10 0 21-1 31-1 11 0 25 1 35 1 1 0 7 0 7-7 0-4-4-5-6-5s-15 0-15-10c0-4 4-10 6-13l28-43h98l8 57c-1 5-3 9-24 9-4 0-8 0-8 8 0 2 1 4 5 4 10 0 34-1 45-1 6 0 14 1 20 1 7 0 14 0 19 0 6 0 7-2 7-7s-4-5-9-5c-20 0-20-2-21-10l-31-214c-2-7-2-10-9-10s-8 3-11 8zM98 155l71-113 17 113z">
            <text:p/>
          </draw:path>
          <draw:path draw:style-name="gr4" draw:text-style-name="P2" draw:layer="layout" svg:width="0.044cm" svg:height="0.107cm" svg:x="30.005cm" svg:y="13.23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30.107cm" svg:y="13.041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ath draw:style-name="gr4" draw:text-style-name="P2" draw:layer="layout" svg:width="0.124cm" svg:height="0.164cm" svg:x="29.657cm" svg:y="13.417cm" svg:viewBox="0 0 125 165" svg:d="M125 118h-12c0 4-2 19-7 22-2 1-22 1-26 1h-49c17-12 35-26 50-36 23-15 44-29 44-56 0-31-31-49-66-49-34 0-59 20-59 43 0 13 11 16 14 16 7 0 15-4 15-14s-7-14-14-16c7-11 21-18 38-18 24 0 45 14 45 38 0 21-15 38-35 53l-60 52c-3 3-3 3-3 4v7h116z">
            <text:p/>
          </draw:path>
          <draw:path draw:style-name="gr4" draw:text-style-name="P2" draw:layer="layout" svg:width="0.128cm" svg:height="0.17cm" svg:x="29.823cm" svg:y="13.417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30.01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22cm" svg:height="0.164cm" svg:x="30.104cm" svg:y="13.417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4" draw:text-style-name="P2" draw:layer="layout" svg:width="0.128cm" svg:height="0.17cm" svg:x="30.268cm" svg:y="13.417cm" svg:viewBox="0 0 129 171" svg:d="M62 83c23 0 39 14 39 39s-17 39-38 39c-3 0-32 0-46-14 11-1 14-8 14-14 0-10-7-15-16-15-8 0-15 5-15 15 0 25 29 38 63 38 41 0 66-25 66-49 0-20-18-38-46-44 29-9 37-29 37-43 0-20-25-35-56-35-30 0-56 13-56 35 0 13 10 15 14 15 9 0 14-5 14-14 0-7-2-12-11-15 11-11 32-11 38-11 18 0 31 8 31 25 0 15-9 38-35 39-7 0-9 0-14 0-3 2-6 2-6 4 0 5 2 5 7 5z">
            <text:p/>
          </draw:path>
          <draw:path draw:style-name="gr4" draw:text-style-name="P2" draw:layer="layout" svg:width="0.034cm" svg:height="0.079cm" svg:x="30.457cm" svg:y="13.551cm" svg:viewBox="0 0 35 80" svg:d="M27 27c0 23-14 37-21 43-3 3-3 3-3 4 0 2 3 6 4 6 4 0 28-20 28-52 0-17-8-28-20-28-9 0-15 7-15 15 0 9 6 16 15 16 5 0 9-2 12-4z">
            <text:p/>
          </draw:path>
          <draw:path draw:style-name="gr4" draw:text-style-name="P2" draw:layer="layout" svg:width="0.133cm" svg:height="0.173cm" svg:x="30.552cm" svg:y="13.414cm" svg:viewBox="0 0 134 174" svg:d="M132 18c1-1 1-3 2-3v-7h-60c-7 0-43-1-47-2-6 0-6-3-7-6h-10l-10 56h10c1-4 4-20 8-22 2-2 25-2 28-2h59c-10 11-24 25-32 38-31 38-34 73-34 88 0 14 9 16 13 16 14 0 14-13 14-17v-4c0-45 8-72 24-89z">
            <text:p/>
          </draw:path>
          <draw:path draw:style-name="gr4" draw:text-style-name="P2" draw:layer="layout" svg:width="0.122cm" svg:height="0.164cm" svg:x="30.717cm" svg:y="13.417cm" svg:viewBox="0 0 123 165" svg:d="M123 118h-10c0 4-2 19-7 22-2 1-22 1-26 1h-49c17-12 35-26 50-36 23-15 42-29 42-56 0-31-29-49-64-49-34 0-59 20-59 43 0 13 11 16 14 16 7 0 15-4 15-14s-7-14-14-16c7-11 21-18 38-18 24 0 44 14 44 38 0 21-14 38-34 53l-60 52c-3 3-3 3-3 4v7h116z">
            <text:p/>
          </draw:path>
          <draw:path draw:style-name="gr4" draw:text-style-name="P2" draw:layer="layout" svg:width="0.272cm" svg:height="0.891cm" svg:x="30.908cm" svg:y="10.162cm" svg:viewBox="0 0 273 892" svg:d="M273 867c0-301-55-478-70-527-34-110-88-225-171-326-7-10-10-13-11-13-1-1-1-1-10-1-7 0-11 0-11 6 0 0 0 1 7 9 172 240 210 537 210 870 0 7 4 7 14 7h28c10 0 13 0 14-6z">
            <text:p/>
          </draw:path>
          <draw:path draw:style-name="gr4" draw:text-style-name="P2" draw:layer="layout" svg:width="0.055cm" svg:height="0.306cm" svg:x="31.125cm" svg:y="11.04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31.125cm" svg:y="11.338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31.125cm" svg:y="11.633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31.125cm" svg:y="11.929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31.125cm" svg:y="12.224cm" svg:viewBox="0 0 56 307" svg:d="M56 14c0-14 0-14-14-14h-28c-14 0-14 0-14 14v279c0 14 0 14 14 14h28c14 0 14 0 14-14z">
            <text:p/>
          </draw:path>
          <draw:path draw:style-name="gr4" draw:text-style-name="P2" draw:layer="layout" svg:width="0.055cm" svg:height="0.306cm" svg:x="31.125cm" svg:y="12.518cm" svg:viewBox="0 0 56 307" svg:d="M56 14c0-14 0-14-14-14h-28c-14 0-14 0-14 14v279c0 14 0 14 14 14h28c14 0 14 0 14-14z">
            <text:p/>
          </draw:path>
          <draw:path draw:style-name="gr4" draw:text-style-name="P2" draw:layer="layout" svg:width="0.272cm" svg:height="0.891cm" svg:x="30.908cm" svg:y="12.813cm" svg:viewBox="0 0 273 892" svg:d="M273 6c-1-6-4-6-14-6h-28c-10 0-14 0-14 7 0 50 0 168-13 291-26 255-92 431-201 583-3 4-3 5-3 5 0 6 4 6 11 6 9 0 10 0 10-2 3-1 64-72 115-172 66-130 106-280 124-459 2-15 13-118 13-234z">
            <text:p/>
          </draw:path>
        </draw:g>
        <draw:custom-shape draw:style-name="gr6" draw:text-style-name="P3" draw:layer="layout" svg:width="1.143cm" svg:height="21.114cm" svg:x="22.569cm" svg:y="1.2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M^{A, B}§svg§600§FALSE§</svg:desc>
          <draw:polygon draw:style-name="gr3" draw:text-style-name="P1" draw:layer="layout" svg:width="1.253cm" svg:height="0.439cm" svg:x="27.096cm" svg:y="8.421cm" svg:viewBox="0 0 1254 440" draw:points="627,440 0,440 0,0 1254,0 1254,440">
            <text:p/>
          </draw:polygon>
          <draw:path draw:style-name="gr4" draw:text-style-name="P2" draw:layer="layout" svg:width="0.493cm" svg:height="0.337cm" svg:x="27.117cm" svg:y="8.523cm" svg:viewBox="0 0 494 338" svg:d="M437 38c4-18 4-23 42-23 11 0 15 0 15-9 0-6-4-6-13-6h-65c-13 0-13 0-20 10l-179 281-39-280c-2-11-3-11-16-11h-67c-10 0-15 0-15 10 0 5 5 5 15 5 6 0 16 0 21 2 7 0 11 1 11 7 0 3-1 4-2 10l-63 252c-5 19-13 35-54 36-1 0-8 0-8 10 0 4 3 6 7 6 15 0 34-2 49-2 17 0 35 2 50 2 3 0 10 0 10-10 0-6-5-6-10-6-28 0-32-10-32-21 0-4 0-7 2-12l67-269 43 306c0 6 2 12 7 12 6 0 9-6 11-9l199-314-70 285c-6 18-6 22-45 22-8 0-14 0-14 10 0 6 6 6 7 6 14 0 48-2 62-2 19 0 42 2 61 2 3 0 10 0 10-10 0-6-4-6-14-6-18 0-32 0-32-8 0-3 0-3 3-13z">
            <text:p/>
          </draw:path>
          <draw:path draw:style-name="gr4" draw:text-style-name="P2" draw:layer="layout" svg:width="0.259cm" svg:height="0.246cm" svg:x="27.645cm" svg:y="8.41cm" svg:viewBox="0 0 260 247" svg:d="M52 206c-13 18-24 28-44 29-4 0-8 0-8 7 0 3 3 5 4 5 10 0 21-2 31-2 11 0 25 2 35 2 1 0 7 0 7-7 0-5-4-5-6-5-2-1-15-1-15-11 0-4 4-10 6-13l28-43h98l8 58c-1 4-3 9-24 9-4 0-8 0-8 7 0 2 0 5 5 5 10 0 34-2 45-2 6 0 14 2 20 2 7 0 14 0 19 0 6 0 7-3 7-7 0-5-4-5-9-5-20 0-21-2-21-11l-31-214c-2-7-2-10-9-10s-8 3-11 8zM98 155l71-113 17 113z">
            <text:p/>
          </draw:path>
          <draw:path draw:style-name="gr4" draw:text-style-name="P2" draw:layer="layout" svg:width="0.044cm" svg:height="0.107cm" svg:x="27.958cm" svg:y="8.616cm" svg:viewBox="0 0 45 108" svg:d="M35 35c0 18-3 41-28 63-1 1-1 3-1 4 0 3 2 6 4 6 5 0 35-28 35-70 0-21-9-38-25-38-12 0-20 8-20 20 0 11 8 21 21 21 8 0 14-6 14-6z">
            <text:p/>
          </draw:path>
          <draw:path draw:style-name="gr4" draw:text-style-name="P2" draw:layer="layout" svg:width="0.264cm" svg:height="0.236cm" svg:x="28.06cm" svg:y="8.4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</draw:g>
        <draw:g>
          <svg:title>TexMaths</svg:title>
          <svg:desc>10§display§73 \times 1§svg§600§FALSE§</svg:desc>
          <draw:polygon draw:style-name="gr3" draw:text-style-name="P1" draw:layer="layout" svg:width="0.954cm" svg:height="0.255cm" svg:x="21.657cm" svg:y="5.58cm" svg:viewBox="0 0 955 256" draw:points="477,256 0,256 0,0 955,0 955,256">
            <text:p/>
          </draw:polygon>
          <draw:path draw:style-name="gr4" draw:text-style-name="P2" draw:layer="layout" svg:width="0.151cm" svg:height="0.245cm" svg:x="21.677cm" svg:y="5.568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4" draw:text-style-name="P2" draw:layer="layout" svg:width="0.146cm" svg:height="0.242cm" svg:x="21.847cm" svg:y="5.572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
            <text:p/>
          </draw:path>
          <draw:path draw:style-name="gr4" draw:text-style-name="P2" draw:layer="layout" svg:width="0.17cm" svg:height="0.169cm" svg:x="22.137cm" svg:y="5.63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467cm" svg:y="5.572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73 \times 1§svg§600§FALSE§</svg:desc>
          <draw:polygon draw:style-name="gr3" draw:text-style-name="P1" draw:layer="layout" svg:width="0.954cm" svg:height="0.255cm" svg:x="21.658cm" svg:y="10.28cm" svg:viewBox="0 0 955 256" draw:points="477,256 0,256 0,0 955,0 955,256">
            <text:p/>
          </draw:polygon>
          <draw:path draw:style-name="gr4" draw:text-style-name="P2" draw:layer="layout" svg:width="0.151cm" svg:height="0.245cm" svg:x="21.678cm" svg:y="10.268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4" draw:text-style-name="P2" draw:layer="layout" svg:width="0.146cm" svg:height="0.242cm" svg:x="21.848cm" svg:y="10.272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
            <text:p/>
          </draw:path>
          <draw:path draw:style-name="gr4" draw:text-style-name="P2" draw:layer="layout" svg:width="0.17cm" svg:height="0.169cm" svg:x="22.138cm" svg:y="10.33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468cm" svg:y="10.272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73 \times 1§svg§600§FALSE§</svg:desc>
          <draw:polygon draw:style-name="gr3" draw:text-style-name="P1" draw:layer="layout" svg:width="0.954cm" svg:height="0.255cm" svg:x="21.759cm" svg:y="16.78cm" svg:viewBox="0 0 955 256" draw:points="477,256 0,256 0,0 955,0 955,256">
            <text:p/>
          </draw:polygon>
          <draw:path draw:style-name="gr4" draw:text-style-name="P2" draw:layer="layout" svg:width="0.151cm" svg:height="0.245cm" svg:x="21.779cm" svg:y="16.768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4" draw:text-style-name="P2" draw:layer="layout" svg:width="0.146cm" svg:height="0.242cm" svg:x="21.949cm" svg:y="16.772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
            <text:p/>
          </draw:path>
          <draw:path draw:style-name="gr4" draw:text-style-name="P2" draw:layer="layout" svg:width="0.17cm" svg:height="0.169cm" svg:x="22.239cm" svg:y="16.83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569cm" svg:y="16.772cm" svg:viewBox="0 0 117 235" svg:d="M73 9c0-8 0-9-8-9-22 23-54 23-65 23v11c7 0 28 0 46-10v183c0 13-1 17-33 17h-11v11c13-1 43-1 58-1 14 0 45 0 57 1v-11h-11c-32 0-33-4-33-17z">
            <text:p/>
          </draw:path>
        </draw:g>
        <draw:g>
          <svg:title>TexMaths</svg:title>
          <svg:desc>10§display§73 \times 1§svg§600§FALSE§</svg:desc>
          <draw:polygon draw:style-name="gr3" draw:text-style-name="P1" draw:layer="layout" svg:width="0.954cm" svg:height="0.255cm" svg:x="21.76cm" svg:y="21.58cm" svg:viewBox="0 0 955 256" draw:points="477,256 0,256 0,0 955,0 955,256">
            <text:p/>
          </draw:polygon>
          <draw:path draw:style-name="gr4" draw:text-style-name="P2" draw:layer="layout" svg:width="0.151cm" svg:height="0.245cm" svg:x="21.78cm" svg:y="21.568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4" draw:text-style-name="P2" draw:layer="layout" svg:width="0.146cm" svg:height="0.242cm" svg:x="21.95cm" svg:y="21.572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
            <text:p/>
          </draw:path>
          <draw:path draw:style-name="gr4" draw:text-style-name="P2" draw:layer="layout" svg:width="0.17cm" svg:height="0.169cm" svg:x="22.24cm" svg:y="21.633cm" svg:viewBox="0 0 171 170" svg:d="M86 75l-71-70c-4-4-5-5-8-5s-7 3-7 7c0 3 1 3 5 7l70 71-70 71c-4 4-5 5-5 7 0 4 4 7 7 7s4 0 8-5l70-70 73 73c1 1 4 2 6 2 4 0 7-3 7-7 0 0 0-2-1-4-1 0-57-56-75-74l65-64c2-3 7-7 9-9 0-1 2-2 2-5 0-4-3-7-7-7-3 0-5 1-8 5z">
            <text:p/>
          </draw:path>
          <draw:path draw:style-name="gr4" draw:text-style-name="P2" draw:layer="layout" svg:width="0.116cm" svg:height="0.234cm" svg:x="22.57cm" svg:y="21.572cm" svg:viewBox="0 0 117 235" svg:d="M73 9c0-8 0-9-8-9-22 23-54 23-65 23v11c7 0 28 0 46-10v183c0 13-1 17-33 17h-11v11c13-1 43-1 58-1 14 0 45 0 57 1v-11h-11c-32 0-33-4-33-17z">
            <text:p/>
          </draw:path>
        </draw:g>
        <draw:line draw:style-name="gr7" draw:text-style-name="P3" draw:layer="layout" svg:x1="24.495cm" svg:y1="9.582cm" svg:x2="30.591cm" svg:y2="9.582cm">
          <text:p/>
        </draw:line>
        <draw:line draw:style-name="gr7" draw:text-style-name="P3" draw:layer="layout" svg:x1="31.312cm" svg:y1="10.071cm" svg:x2="31.312cm" svg:y2="14.0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32.512cm" fo:page-height="23.3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1:31:03.982681900</meta:creation-date>
    <dc:date>2018-09-07T12:35:17.646956625</dc:date>
    <meta:editing-duration>PT14M46S</meta:editing-duration>
    <meta:editing-cycles>8</meta:editing-cycles>
    <meta:generator>LibreOffice/5.1.6.2$Linux_X86_64 LibreOffice_project/10m0$Build-2</meta:generator>
    <meta:document-statistic meta:object-count="1429"/>
  </office:meta>
</office:document-meta>
</file>